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e20b1" officeooo:paragraph-rsid="002e20b1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08618" officeooo:paragraph-rsid="00408618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cfad0" officeooo:paragraph-rsid="004cfad0" fo:background-color="#1e1e1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4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P5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40883" fo:background-color="#1e1e1e" style:font-size-asian="10pt" style:font-size-complex="10pt"/>
    </style:style>
    <style:style style:name="P5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0722" fo:background-color="#1e1e1e" style:font-size-asian="10pt" style:font-size-complex="10pt"/>
    </style:style>
    <style:style style:name="P5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eec3" fo:background-color="#1e1e1e" style:font-size-asian="10pt" style:font-size-complex="10pt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8e020" fo:background-color="#1e1e1e" style:font-size-asian="10pt" style:font-size-complex="10pt"/>
    </style:style>
    <style:style style:name="P6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0ecb" fo:background-color="#1e1e1e" style:font-size-asian="10pt" style:font-size-complex="10pt"/>
    </style:style>
    <style:style style:name="P6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d125" fo:background-color="#1e1e1e" style:font-size-asian="10pt" style:font-size-complex="10pt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e2148" fo:background-color="#1e1e1e" style:font-size-asian="10pt" style:font-size-complex="10pt"/>
    </style:style>
    <style:style style:name="P6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f5aeb" fo:background-color="#1e1e1e" style:font-size-asian="10pt" style:font-size-complex="10pt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a4b" fo:background-color="#1e1e1e" style:font-size-asian="10pt" style:font-size-complex="10pt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d31" fo:background-color="#1e1e1e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68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paragraph-rsid="002e20b1" fo:background-color="#1e1e1e" style:font-size-asian="10.5pt" style:font-size-complex="12pt"/>
    </style:style>
    <style:style style:name="P7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2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73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74" style:family="paragraph" style:parent-style-name="Standard">
      <style:paragraph-properties style:line-height-at-least="0.503cm" fo:text-align="justify" style:justify-single-word="false"/>
      <style:text-properties fo:font-size="10pt" officeooo:paragraph-rsid="00408618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fo:font-size="10pt" officeooo:paragraph-rsid="002e20b1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fo:font-size="10pt" officeooo:rsid="002e20b1" officeooo:paragraph-rsid="002e20b1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83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.5pt" style:text-underline-style="none" fo:font-weight="normal" officeooo:rsid="004b8e8a" officeooo:paragraph-rsid="004b8e8a" fo:background-color="#1e1e1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86" style:family="paragraph" style:parent-style-name="Standard">
      <style:paragraph-properties fo:text-align="justify" style:justify-single-word="false"/>
      <style:text-properties officeooo:paragraph-rsid="0021d944"/>
    </style:style>
    <style:style style:name="P87" style:family="paragraph" style:parent-style-name="Standard">
      <style:paragraph-properties style:line-height-at-least="0.503cm"/>
    </style:style>
    <style:style style:name="P88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e20b1" officeooo:paragraph-rsid="002e20b1" fo:background-color="transparent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83ebd" fo:background-color="transparent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aef76" officeooo:paragraph-rsid="003aef76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c4d6c" officeooo:paragraph-rsid="003c4d6c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d586e" officeooo:paragraph-rsid="003d586e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b8e8a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cfad0" officeooo:paragraph-rsid="004cfad0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27d70" officeooo:paragraph-rsid="00427d70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bold" officeooo:rsid="00427d70" officeooo:paragraph-rsid="00427d70" fo:background-color="transparent" style:font-size-asian="12pt" style:font-weight-asian="bold" style:font-size-complex="12pt" style:font-weight-complex="bold"/>
    </style:style>
    <style:style style:name="P107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33097c" officeooo:paragraph-rsid="0033097c" fo:background-color="#ffffff" style:font-size-asian="16pt" style:font-weight-asian="bold" style:font-size-complex="16pt" style:font-weight-complex="bold"/>
    </style:style>
    <style:style style:name="P108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08618" officeooo:paragraph-rsid="00408618" fo:background-color="#ffffff" style:font-size-asian="16pt" style:font-weight-asian="bold" style:font-size-complex="16pt" style:font-weight-complex="bold"/>
    </style:style>
    <style:style style:name="P109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b8e8a" officeooo:paragraph-rsid="004b8e8a" fo:background-color="#ffffff" style:font-size-asian="16pt" style:font-weight-asian="bold" style:font-size-complex="16pt" style:font-weight-complex="bold"/>
    </style:style>
    <style:style style:name="P110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408618" officeooo:paragraph-rsid="00408618" fo:background-color="transparent" style:font-size-asian="12pt" style:font-size-complex="12pt"/>
    </style:style>
    <style:style style:name="P111" style:family="paragraph" style:parent-style-name="Standard">
      <style:paragraph-properties style:line-height-at-least="0.503cm"/>
      <style:text-properties fo:color="#000000" style:font-name="Droid Sans Mono" fo:font-size="12pt" style:text-underline-style="none" fo:font-weight="normal" officeooo:rsid="004b8e8a" officeooo:paragraph-rsid="004b8e8a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style:line-height-at-least="0.503cm"/>
      <style:text-properties fo:color="#b5cea8" style:font-name="Droid Sans Mono" fo:font-size="10pt" fo:font-weight="normal" fo:background-color="#1e1e1e" style:font-size-asian="10pt" style:font-size-complex="10pt"/>
    </style:style>
    <style:style style:name="P11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11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120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121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122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123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12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125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126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127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128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129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30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e20b1" fo:background-color="#ff8000" style:font-size-asian="10.5pt" style:font-weight-asian="bold" style:font-size-complex="12pt" style:font-weight-complex="bold"/>
    </style:style>
    <style:style style:name="P131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132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133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134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135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136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38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39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40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41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42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3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44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45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146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147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48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49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50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51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152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153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154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155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156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157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158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59" style:family="paragraph" style:parent-style-name="Standard" style:list-style-name="L2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33097c" officeooo:paragraph-rsid="0033097c" fo:background-color="#ff8000" style:font-size-asian="10.5pt" style:font-weight-asian="bold" style:font-size-complex="12pt" style:font-weight-complex="bold"/>
    </style:style>
    <style:style style:name="P160" style:family="paragraph" style:parent-style-name="Standard" style:list-style-name="L38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b8e8a" officeooo:paragraph-rsid="004b8e8a" fo:background-color="#ff8000" style:font-size-asian="10.5pt" style:font-weight-asian="bold" style:font-size-complex="12pt" style:font-weight-complex="bold"/>
    </style:style>
    <style:style style:name="P161" style:family="paragraph" style:parent-style-name="Standard" style:list-style-name="L2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08618" officeooo:paragraph-rsid="00408618" fo:background-color="#ff8000" style:font-size-asian="12pt" style:font-weight-asian="bold" style:font-size-complex="12pt" style:font-weight-complex="bold"/>
    </style:style>
    <style:style style:name="P162" style:family="paragraph" style:parent-style-name="Standard" style:list-style-name="L4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5ca04b" officeooo:paragraph-rsid="005ca04b" fo:background-color="#ff8000" style:font-size-asian="12pt" style:font-weight-asian="bold" style:font-size-complex="12pt" style:font-weight-complex="bold"/>
    </style:style>
    <style:style style:name="P163" style:family="paragraph" style:parent-style-name="Standard" style:list-style-name="L2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64" style:family="paragraph" style:parent-style-name="Standard" style:list-style-name="L3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66" style:family="paragraph" style:parent-style-name="Standard" style:list-style-name="L4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68" style:family="paragraph" style:parent-style-name="Standard" style:list-style-name="L4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170" style:family="paragraph" style:parent-style-name="Standard" style:list-style-name="L4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b8e8a" fo:background-color="transparent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924e6" fo:background-color="transparent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style:line-height-at-least="0.503cm"/>
      <style:text-properties fo:color="#000000" style:font-name="Bitstream Vera Sans Mono" fo:font-size="12pt" style:text-underline-style="none" fo:font-weight="normal" officeooo:rsid="004b8e8a" officeooo:paragraph-rsid="005ca04b" fo:background-color="transparent" style:font-size-asian="10.5pt" style:font-weight-asian="normal" style:font-size-complex="12pt" style:font-weight-complex="normal"/>
    </style:style>
    <style:style style:name="P175" style:family="paragraph" style:parent-style-name="Standard" style:list-style-name="L28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176" style:family="paragraph" style:parent-style-name="Standard" style:list-style-name="L2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177" style:family="paragraph" style:parent-style-name="Standard" style:list-style-name="L3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178" style:family="paragraph" style:parent-style-name="Standard" style:list-style-name="L3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179" style:family="paragraph" style:parent-style-name="Standard" style:list-style-name="L3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180" style:family="paragraph" style:parent-style-name="Standard" style:list-style-name="L3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181" style:family="paragraph" style:parent-style-name="Standard" style:list-style-name="L3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182" style:family="paragraph" style:parent-style-name="Standard" style:list-style-name="L35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183" style:family="paragraph" style:parent-style-name="Standard" style:list-style-name="L3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184" style:family="paragraph" style:parent-style-name="Standard" style:list-style-name="L37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ca04b" officeooo:paragraph-rsid="005ca04b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5ca04b" officeooo:paragraph-rsid="005ca04b" fo:background-color="#ffffff" style:font-size-asian="16pt" style:font-weight-asian="bold" style:font-size-complex="16pt" style:font-weight-complex="bold"/>
    </style:style>
    <style:style style:name="P187" style:family="paragraph" style:parent-style-name="Standard" style:list-style-name="L28">
      <style:paragraph-properties style:line-height-at-least="0.503cm" fo:text-align="justify" style:justify-single-word="false"/>
      <style:text-properties officeooo:paragraph-rsid="00440883"/>
    </style:style>
    <style:style style:name="P188" style:family="paragraph" style:parent-style-name="Standard" style:list-style-name="L30">
      <style:paragraph-properties style:line-height-at-least="0.503cm" fo:text-align="justify" style:justify-single-word="false"/>
      <style:text-properties officeooo:paragraph-rsid="00466210"/>
    </style:style>
    <style:style style:name="P189" style:family="paragraph" style:parent-style-name="Standard" style:list-style-name="L31">
      <style:paragraph-properties style:line-height-at-least="0.503cm" fo:text-align="justify" style:justify-single-word="false"/>
      <style:text-properties officeooo:paragraph-rsid="00466210"/>
    </style:style>
    <style:style style:name="P190" style:family="paragraph" style:parent-style-name="Standard" style:list-style-name="L39">
      <style:paragraph-properties style:line-height-at-least="0.503cm" fo:text-align="justify" style:justify-single-word="false"/>
      <style:text-properties officeooo:paragraph-rsid="004e2148"/>
    </style:style>
    <style:style style:name="P191" style:family="paragraph" style:parent-style-name="Standard" style:list-style-name="L43">
      <style:paragraph-properties style:line-height-at-least="0.503cm" fo:text-align="justify" style:justify-single-word="false"/>
      <style:text-properties officeooo:paragraph-rsid="00551c6c"/>
    </style:style>
    <style:style style:name="P192" style:family="paragraph" style:parent-style-name="Standard">
      <style:paragraph-properties style:line-height-at-least="0.503cm" fo:text-align="justify" style:justify-single-word="false"/>
      <style:text-properties officeooo:paragraph-rsid="00551c6c"/>
    </style:style>
    <style:style style:name="P193" style:family="paragraph" style:parent-style-name="Standard" style:list-style-name="L44">
      <style:paragraph-properties style:line-height-at-least="0.503cm" fo:text-align="justify" style:justify-single-word="false"/>
      <style:text-properties officeooo:paragraph-rsid="00583e70"/>
    </style:style>
    <style:style style:name="P194" style:family="paragraph" style:parent-style-name="Standard">
      <style:paragraph-properties style:line-height-at-least="0.503cm" fo:text-align="justify" style:justify-single-word="false"/>
      <style:text-properties officeooo:paragraph-rsid="00583e70"/>
    </style:style>
    <style:style style:name="P195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9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51c6c" fo:background-color="#1e1e1e" style:font-size-asian="10pt" style:font-size-complex="10pt"/>
    </style:style>
    <style:style style:name="P19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83e70" fo:background-color="#1e1e1e" style:font-size-asian="10pt" style:font-size-complex="10pt"/>
    </style:style>
    <style:style style:name="P19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199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200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201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20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20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9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officeooo:rsid="00140c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fo:color="#9cdcfe" style:font-name="Droid Sans Mono" fo:font-weight="normal" fo:background-color="#1e1e1e" loext:char-shading-value="0"/>
    </style:style>
    <style:style style:name="T19" style:family="text">
      <style:text-properties fo:color="#9cdcfe" style:text-underline-style="none" officeooo:rsid="002e20b1" fo:background-color="#ffffff" loext:char-shading-value="0" style:font-weight-asian="normal" style:font-weight-complex="normal"/>
    </style:style>
    <style:style style:name="T20" style:family="text">
      <style:text-properties fo:color="#9cdcfe" style:text-underline-style="none" officeooo:rsid="0030f80a" fo:background-color="#ffffff" loext:char-shading-value="0" style:font-weight-asian="normal" style:font-weight-complex="normal"/>
    </style:style>
    <style:style style:name="T21" style:family="text">
      <style:text-properties fo:color="#9cdcfe" officeooo:rsid="0030f80a"/>
    </style:style>
    <style:style style:name="T22" style:family="text">
      <style:text-properties fo:color="#d4d4d4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weight="normal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weight="normal" fo:background-color="#1e1e1e" loext:char-shading-value="0"/>
    </style:style>
    <style:style style:name="T30" style:family="text">
      <style:text-properties fo:color="#808080"/>
    </style:style>
    <style:style style:name="T31" style:family="text">
      <style:text-properties fo:color="#569cd6"/>
    </style:style>
    <style:style style:name="T32" style:family="text">
      <style:text-properties fo:color="#569cd6" style:font-name="Droid Sans Mono" fo:font-size="10.5pt" fo:font-weight="normal" fo:background-color="#1e1e1e" loext:char-shading-value="0"/>
    </style:style>
    <style:style style:name="T33" style:family="text">
      <style:text-properties fo:color="#569cd6" style:font-name="Droid Sans Mono" fo:font-weight="normal" fo:background-color="#1e1e1e" loext:char-shading-value="0"/>
    </style:style>
    <style:style style:name="T34" style:family="text">
      <style:text-properties fo:color="#569cd6" style:text-underline-style="none" officeooo:rsid="002e20b1" fo:background-color="#ffffff" loext:char-shading-value="0" style:font-weight-asian="normal" style:font-weight-complex="normal"/>
    </style:style>
    <style:style style:name="T35" style:family="text">
      <style:text-properties fo:color="#6a9955"/>
    </style:style>
    <style:style style:name="T36" style:family="text">
      <style:text-properties fo:color="#6a9955" style:font-name="Droid Sans Mono" fo:font-weight="normal" fo:background-color="#1e1e1e" loext:char-shading-value="0"/>
    </style:style>
    <style:style style:name="T37" style:family="text">
      <style:text-properties fo:color="#b5cea8"/>
    </style:style>
    <style:style style:name="T38" style:family="text">
      <style:text-properties fo:color="#b5cea8" style:font-name="Droid Sans Mono" fo:font-weight="normal" fo:background-color="#1e1e1e" loext:char-shading-value="0"/>
    </style:style>
    <style:style style:name="T39" style:family="text">
      <style:text-properties officeooo:rsid="0021a0c4"/>
    </style:style>
    <style:style style:name="T40" style:family="text">
      <style:text-properties fo:color="#4fc1ff"/>
    </style:style>
    <style:style style:name="T41" style:family="text">
      <style:text-properties fo:color="#4fc1ff" style:font-name="Droid Sans Mono" fo:font-weight="normal" fo:background-color="#1e1e1e" loext:char-shading-value="0"/>
    </style:style>
    <style:style style:name="T42" style:family="text">
      <style:text-properties fo:color="#4ec9b0"/>
    </style:style>
    <style:style style:name="T43" style:family="text">
      <style:text-properties fo:color="#4ec9b0" style:font-name="Droid Sans Mono" fo:font-weight="normal" fo:background-color="#1e1e1e" loext:char-shading-value="0"/>
    </style:style>
    <style:style style:name="T44" style:family="text">
      <style:text-properties officeooo:rsid="0027eb52"/>
    </style:style>
    <style:style style:name="T45" style:family="text">
      <style:text-properties officeooo:rsid="002c1181"/>
    </style:style>
    <style:style style:name="T46" style:family="text">
      <style:text-properties style:text-underline-style="none" officeooo:rsid="002e20b1" fo:background-color="#ffffff" loext:char-shading-value="0" style:font-weight-asian="normal" style:font-weight-complex="normal"/>
    </style:style>
    <style:style style:name="T47" style:family="text">
      <style:text-properties officeooo:rsid="00383ebd"/>
    </style:style>
    <style:style style:name="T48" style:family="text">
      <style:text-properties fo:color="#c586c0"/>
    </style:style>
    <style:style style:name="T49" style:family="text">
      <style:text-properties officeooo:rsid="0039d3a7"/>
    </style:style>
    <style:style style:name="T50" style:family="text">
      <style:text-properties officeooo:rsid="003c4d6c"/>
    </style:style>
    <style:style style:name="T51" style:family="text">
      <style:text-properties fo:color="#000000" style:font-name="Bitstream Vera Sans Mono" fo:font-size="12pt" style:text-underline-style="none" fo:font-weight="normal" officeooo:rsid="00408618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style:font-name="Bitstream Vera Sans Mono" fo:font-size="12pt" style:text-underline-style="none" fo:font-weight="normal" officeooo:rsid="00440883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color="#000000" style:font-name="Bitstream Vera Sans Mono" fo:font-size="12pt" style:text-underline-style="none" fo:font-weight="normal" officeooo:rsid="00448215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color="#000000" style:font-name="Bitstream Vera Sans Mono" fo:font-size="12pt" style:text-underline-style="none" fo:font-weight="normal" officeooo:rsid="00466210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Bitstream Vera Sans Mono" fo:font-size="12pt" style:text-underline-style="none" fo:font-weight="normal" officeooo:rsid="004b8e8a" fo:background-color="transparent" loext:char-shading-value="0" style:font-size-asian="10.5pt" style:font-weight-asian="normal" style:font-size-complex="12pt" style:font-weight-complex="normal"/>
    </style:style>
    <style:style style:name="T56" style:family="text">
      <style:text-properties fo:color="#000000" style:font-name="Bitstream Vera Sans Mono" fo:font-size="12pt" style:text-underline-style="none" fo:font-weight="normal" officeooo:rsid="004e2148" fo:background-color="transparent" loext:char-shading-value="0" style:font-size-asian="10.5pt" style:font-weight-asian="normal" style:font-size-complex="12pt" style:font-weight-complex="normal"/>
    </style:style>
    <style:style style:name="T57" style:family="text">
      <style:text-properties fo:color="#000000" style:font-name="Bitstream Vera Sans Mono" fo:font-size="12pt" style:text-underline-style="none" fo:font-weight="bold" officeooo:rsid="00408618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officeooo:rsid="004da59a"/>
    </style:style>
    <style:style style:name="T59" style:family="text">
      <style:text-properties officeooo:rsid="00551c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0"><text:span text:style-name="T1">O guia estelar de </text:span><text:span text:style-name="T2">JavaScript</text:span></text:p>
      <text:p text:style-name="P2">Introdução</text:p>
      <text:list xml:id="list2032295598" text:style-name="L1">
        <text:list-item>
          <text:p text:style-name="P120">Abertura</text:p>
        </text:list-item>
      </text:list>
      <text:p text:style-name="P10">Vamos aprender sobre programação e Java Script. O que é o JavaScript, para o que ele serve, primeiros passos, tipos de dados, variáveis, prática, funções, manipulações de dados, expressões.</text:p>
      <text:p text:style-name="P10"/>
      <text:list xml:id="list75601095181719" text:continue-numbering="true" text:style-name="L1">
        <text:list-item>
          <text:p text:style-name="P120">JavaScript</text:p>
        </text:list-item>
      </text:list>
      <text:list xml:id="list3118270593" text:style-name="L2">
        <text:list-item>
          <text:p text:style-name="P131">JavaScript <text:span text:style-name="T13">Core</text:span></text:p>
          <text:list>
            <text:list-item>
              <text:p text:style-name="P136">linguagem de programação que roda Navegador do usuário (front-end):</text:p>
              <text:list>
                <text:list-item>
                  <text:p text:style-name="P136">Se você clicar em algum botão da página e aparece uma janela. Isso é o JavaScript.</text:p>
                </text:list-item>
                <text:list-item>
                  <text:p text:style-name="P137">Alteração do site ou aplicativo, conforme a interação do usuário.</text:p>
                </text:list-item>
              </text:list>
            </text:list-item>
            <text:list-item>
              <text:p text:style-name="P137">Roda também no computador (back-end)</text:p>
            </text:list-item>
          </text:list>
        </text:list-item>
        <text:list-item>
          <text:p text:style-name="P131">O que podemos fazer?</text:p>
          <text:list>
            <text:list-item>
              <text:p text:style-name="P137">Podemos criar aplicações web, mobile (React Native), desktop (Electron);</text:p>
            </text:list-item>
            <text:list-item>
              <text:p text:style-name="P137">Empresas famosas que usam:</text:p>
              <text:list>
                <text:list-item>
                  <text:p text:style-name="P137">Facebook (Instagram, WhatsApp);</text:p>
                </text:list-item>
                <text:list-item>
                  <text:p text:style-name="P137">Google (Youtube, Gmail, Drive);</text:p>
                </text:list-item>
                <text:list-item>
                  <text:p text:style-name="P137">Uber;</text:p>
                </text:list-item>
                <text:list-item>
                  <text:p text:style-name="P137">Netflix</text:p>
                </text:list-item>
                <text:list-item>
                  <text:p text:style-name="P137">TikTok</text:p>
                </text:list-item>
                <text:list-item>
                  <text:p text:style-name="P137">…</text:p>
                </text:list-item>
              </text:list>
            </text:list-item>
            <text:list-item>
              <text:p text:style-name="P137">99.99% dos sites na web usam JavaScript;</text:p>
            </text:list-item>
            <text:list-item>
              <text:p text:style-name="P137">Linguagem obrigatória para quem programa o Front-end Web.</text:p>
            </text:list-item>
          </text:list>
        </text:list-item>
        <text:list-item>
          <text:p text:style-name="P132">Evolução</text:p>
          <text:list>
            <text:list-item>
              <text:p text:style-name="P136">A comunidade cresce cada vez mais e a linguagem está sempre evoluindo.</text:p>
            </text:list-item>
          </text:list>
        </text:list-item>
        <text:list-item>
          <text:p text:style-name="P132">O que vamos ver o curso?</text:p>
          <text:list>
            <text:list-item>
              <text:p text:style-name="P136">Tipos de dados</text:p>
            </text:list-item>
            <text:list-item>
              <text:p text:style-name="P136">Variáveis</text:p>
            </text:list-item>
            <text:list-item>
              <text:p text:style-name="P136">Funções</text:p>
            </text:list-item>
            <text:list-item>
              <text:p text:style-name="P136">Condicionais</text:p>
            </text:list-item>
            <text:list-item>
              <text:p text:style-name="P136">Estruturas de repetição</text:p>
            </text:list-item>
            <text:list-item>
              <text:p text:style-name="P136">…</text:p>
            </text:list-item>
          </text:list>
        </text:list-item>
        <text:list-item>
          <text:p text:style-name="P132">Como vai funcionar a dinâmica do curso?</text:p>
          <text:list>
            <text:list-item>
              <text:p text:style-name="P136">Treino de futebol</text:p>
            </text:list-item>
            <text:list-item>
              <text:p text:style-name="P136">Treino de artes marciais</text:p>
            </text:list-item>
            <text:list-item>
              <text:p text:style-name="P136">Conceitos e fundamentos</text:p>
            </text:list-item>
            <text:list-item>
              <text:p text:style-name="P136">Prática</text:p>
            </text:list-item>
            <text:list-item>
              <text:p text:style-name="P136">Revisão</text:p>
            </text:list-item>
          </text:list>
        </text:list-item>
      </text:list>
      <text:p text:style-name="P7"/>
      <text:p text:style-name="P113">Guias estelares</text:p>
      <text:p text:style-name="P31"><text:span text:style-name="T1">O guia estelar de </text:span><text:span text:style-name="T2">JavaScript</text:span></text:p>
      <text:p text:style-name="P3">Primeiros Passos</text:p>
      <text:list xml:id="list4249093662" text:style-name="L3">
        <text:list-item>
          <text:p text:style-name="P121">Sintaxe</text:p>
        </text:list-item>
      </text:list>
      <text:list xml:id="list1441567142" text:style-name="L4">
        <text:list-item>
          <text:p text:style-name="P133">A importância da Sintaxe<text:span text:style-name="T14"> – escrever texto de uma maneira correta.</text:span></text:p>
          <text:list>
            <text:list-item>
              <text:p text:style-name="P138">Toda linguagem tem;</text:p>
            </text:list-item>
            <text:list-item>
              <text:p text:style-name="P138">Uma boa comunicação necessita de uma boa sintaxe;</text:p>
            </text:list-item>
            <text:list-item>
              <text:p text:style-name="P138">82% dos erros para iniciantes programação</text:p>
            </text:list-item>
          </text:list>
        </text:list-item>
      </text:list>
      <text:p text:style-name="P11"/>
      <text:p text:style-name="P28">js</text:p>
      <text:p text:style-name="P28"><text:s text:c="2"/>console.log(“Bem vindos ao Starter”)</text:p>
      <text:p text:style-name="P11"/>
      <text:list xml:id="list75602439056993" text:continue-list="list4249093662" text:style-name="L3">
        <text:list-item>
          <text:p text:style-name="P122">Maneiras de executar o JavaScript</text:p>
        </text:list-item>
      </text:list>
      <text:list xml:id="list2842827933" text:style-name="L5">
        <text:list-item>
          <text:p text:style-name="P139">Abra o navegador do seu computador e aperte a tecla <text:span text:style-name="T15">F12</text:span>, clique em “<text:span text:style-name="T15">console</text:span>” e pronto, já pode codar.</text:p>
        </text:list-item>
        <text:list-item>
          <text:p text:style-name="P139"><text:a xlink:type="simple" xlink:href="https://codepen.io/" text:style-name="Internet_20_link" text:visited-style-name="Visited_20_Internet_20_Link">https://codepen.io/</text:a></text:p>
        </text:list-item>
        <text:list-item>
          <text:p text:style-name="P139">Visual Studio Code</text:p>
        </text:list-item>
      </text:list>
      <text:p text:style-name="P12"/>
      <text:list xml:id="list75600991439931" text:continue-list="list75602439056993" text:style-name="L3">
        <text:list-item>
          <text:p text:style-name="P123">Adicionando arquivos JS</text:p>
        </text:list-item>
      </text:list>
      <text:list xml:id="list583662886" text:style-name="L6">
        <text:list-item>
          <text:p text:style-name="P140">HTML</text:p>
        </text:list-item>
      </text:list>
      <text:p text:style-name="P40"><text:span text:style-name="T30">&lt;!</text:span><text:span text:style-name="T31">DOCTYPE</text:span> <text:span text:style-name="T16">html</text:span><text:span text:style-name="T30">&gt;</text:span></text:p>
      <text:p text:style-name="P53"><text:span text:style-name="T30">&lt;</text:span><text:span text:style-name="T31">html</text:span> <text:span text:style-name="T16">lang</text:span>=<text:span text:style-name="T28">"en"</text:span><text:span text:style-name="T30">&gt;</text:span></text:p>
      <text:p text:style-name="P53"><text:span text:style-name="T30">&lt;</text:span><text:span text:style-name="T31">head</text:span><text:span text:style-name="T30">&gt;</text:span></text:p>
      <text:p text:style-name="P53"><text:span text:style-name="T30">&lt;</text:span><text:span text:style-name="T31">meta</text:span> <text:span text:style-name="T16">charset</text:span>=<text:span text:style-name="T28">"UTF-8"</text:span><text:span text:style-name="T30">&gt;</text:span></text:p>
      <text:p text:style-name="P53"><text:span text:style-name="T30">&lt;</text:span><text:span text:style-name="T31">meta</text:span> <text:span text:style-name="T16">http-equiv</text:span>=<text:span text:style-name="T28">"X-UA-Compatible"</text:span> <text:span text:style-name="T16">content</text:span>=<text:span text:style-name="T28">"IE=edge"</text:span><text:span text:style-name="T30">&gt;</text:span></text:p>
      <text:p text:style-name="P53"><text:span text:style-name="T30">&lt;</text:span><text:span text:style-name="T31">meta</text:span> <text:span text:style-name="T16">name</text:span>=<text:span text:style-name="T28">"viewport"</text:span> <text:span text:style-name="T16">content</text:span>=<text:span text:style-name="T28">"width=device-width, initial-scale=1.0"</text:span><text:span text:style-name="T30">&gt;</text:span></text:p>
      <text:p text:style-name="P53"><text:span text:style-name="T30">&lt;</text:span><text:span text:style-name="T31">title</text:span><text:span text:style-name="T30">&gt;</text:span>Document<text:span text:style-name="T30">&lt;/</text:span><text:span text:style-name="T31">title</text:span><text:span text:style-name="T30">&gt;</text:span></text:p>
      <text:p text:style-name="P53"><text:span text:style-name="T30">&lt;/</text:span><text:span text:style-name="T31">head</text:span><text:span text:style-name="T30">&gt;</text:span></text:p>
      <text:p text:style-name="P53"><text:span text:style-name="T30">&lt;</text:span><text:span text:style-name="T31">body</text:span><text:span text:style-name="T30">&gt;</text:span></text:p>
      <text:p text:style-name="P68"><text:span text:style-name="T30">&lt;</text:span><text:span text:style-name="T31">script</text:span> <text:span text:style-name="T16">src</text:span>= <text:span text:style-name="T28">"./scripts.js"</text:span><text:span text:style-name="T30">&gt;&lt;/</text:span><text:span text:style-name="T31">script</text:span><text:span text:style-name="T30">&gt;</text:span></text:p>
      <text:p text:style-name="P53"><text:span text:style-name="T30">&lt;/</text:span><text:span text:style-name="T31">body</text:span><text:span text:style-name="T30">&gt;</text:span></text:p>
      <text:p text:style-name="P53"><text:span text:style-name="T30">&lt;/</text:span><text:span text:style-name="T31">html</text:span><text:span text:style-name="T30">&gt;</text:span></text:p>
      <text:p text:style-name="P29"/>
      <text:list xml:id="list3574902798" text:style-name="L7">
        <text:list-item>
          <text:p text:style-name="P141">JAVA SCRIPT</text:p>
        </text:list-item>
      </text:list>
      <text:p text:style-name="P38"><text:span text:style-name="T16">console</text:span><text:span text:style-name="T22">.</text:span><text:span text:style-name="T25">log</text:span><text:span text:style-name="T22">(</text:span><text:span text:style-name="T28">'Bem vindos ao Starter!!'</text:span><text:span text:style-name="T22">)</text:span></text:p>
      <text:p text:style-name="P69"/>
      <text:list xml:id="list75601164888195" text:continue-list="list75600991439931" text:style-name="L3">
        <text:list-item>
          <text:p text:style-name="P124">Comentários</text:p>
        </text:list-item>
      </text:list>
      <text:p text:style-name="P77">//Aqui eu tenho um comentário em linha</text:p>
      <text:p text:style-name="P82">/*</text:p>
      <text:p text:style-name="P82">Aqui eu tenho um comentário multi linha (bloco)</text:p>
      <text:p text:style-name="P73"/>
      <text:p text:style-name="P82">o código abaixo escreve alguma mensagem no devtools</text:p>
      <text:p text:style-name="P82">*/</text:p>
      <text:p text:style-name="P73"/>
      <text:p text:style-name="P53"><text:span text:style-name="T16">console</text:span>.<text:span text:style-name="T25">log</text:span>(<text:span text:style-name="T28">'Bem vindos ao Starter!!'</text:span>) <text:span text:style-name="T35">//algum cometário console.log('iria ignorar')</text:span></text:p>
      <text:p text:style-name="P53"><text:span text:style-name="T16">console</text:span>.<text:span text:style-name="T25">log</text:span>(<text:span text:style-name="T28">'não iria ignorar'</text:span>)</text:p>
      <text:p text:style-name="P8"/>
      <text:p text:style-name="P114">Guias estelares</text:p>
      <text:p text:style-name="P32"><text:span text:style-name="T1">O guia estelar de </text:span><text:span text:style-name="T2">JavaScript</text:span></text:p>
      <text:p text:style-name="P4">Tipos de dados</text:p>
      <text:list xml:id="list614267399" text:style-name="L8">
        <text:list-item>
          <text:p text:style-name="P125">Introdução</text:p>
        </text:list-item>
      </text:list>
      <text:list xml:id="list4028691897" text:style-name="L9">
        <text:list-item>
          <text:p text:style-name="P134">Tipos de dados</text:p>
          <text:list>
            <text:list-item>
              <text:p text:style-name="P142">Gramática:</text:p>
              <text:list>
                <text:list-item>
                  <text:p text:style-name="P142">Elementos da linguagem e suas combinações</text:p>
                </text:list-item>
                <text:list-item>
                  <text:p text:style-name="P142">A arte de falar e escrever corretamente</text:p>
                </text:list-item>
              </text:list>
            </text:list-item>
            <text:list-item>
              <text:p text:style-name="P142">Vocabulário:</text:p>
              <text:list>
                <text:list-item>
                  <text:p text:style-name="P142">Conjunto de termos e expressões</text:p>
                </text:list-item>
                <text:list-item>
                  <text:p text:style-name="P142">Agrupamento de palavras</text:p>
                </text:list-item>
              </text:list>
            </text:list-item>
            <text:list-item>
              <text:p text:style-name="P142">Precisamos saber como escrever</text:p>
            </text:list-item>
            <text:list-item>
              <text:p text:style-name="P142">Precisamos saber os significados</text:p>
            </text:list-item>
            <text:list-item>
              <text:p text:style-name="P142">Precisamos continuar aprendendo, para crescer nosso vocabulário</text:p>
            </text:list-item>
          </text:list>
        </text:list-item>
        <text:list-item>
          <text:p text:style-name="P134">Como vai ser a dinâmica do aprendizado?</text:p>
          <text:list>
            <text:list-item>
              <text:p text:style-name="P142">Conceitos e escrita</text:p>
            </text:list-item>
            <text:list-item>
              <text:p text:style-name="P142">Vamos aprender os tipos de dados utilizados na linguagem</text:p>
              <text:list>
                <text:list-item>
                  <text:p text:style-name="P142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3"/>
      <text:list xml:id="list75601792586613" text:continue-list="list614267399" text:style-name="L8">
        <text:list-item>
          <text:p text:style-name="P125">String</text:p>
        </text:list-item>
      </text:list>
      <text:list xml:id="list381796580" text:style-name="L10">
        <text:list-item>
          <text:p text:style-name="P143">Cadeia de caracteres</text:p>
          <text:list>
            <text:list-item>
              <text:p text:style-name="P143">“” aspas duplas</text:p>
            </text:list-item>
            <text:list-item>
              <text:p text:style-name="P143">‘’ aspas simples</text:p>
            </text:list-item>
            <text:list-item>
              <text:p text:style-name="P143">`` template literais ou tamplate strings (permite multi linhas) e permiter expressões dentro da string (interpolação).Ex. `${1+1}`</text:p>
            </text:list-item>
          </text:list>
        </text:list-item>
      </text:list>
      <text:p text:style-name="P14"/>
      <text:p text:style-name="P41"><text:span text:style-name="T16">console</text:span>.<text:span text:style-name="T25">log</text:span>(<text:span text:style-name="T28">"Thiago Carlos"</text:span>)</text:p>
      <text:p text:style-name="P53"><text:span text:style-name="T16">console</text:span>.<text:span text:style-name="T25">log</text:span>(<text:span text:style-name="T28">'Limeira da Silva'</text:span>)</text:p>
      <text:p text:style-name="P53"><text:span text:style-name="T16">console</text:span>.<text:span text:style-name="T25">log</text:span>(<text:span text:style-name="T28">`com crases eu posso </text:span></text:p>
      <text:p text:style-name="P73"/>
      <text:p text:style-name="P85">quebrar linha</text:p>
      <text:p text:style-name="P73"/>
      <text:p text:style-name="P53"><text:span text:style-name="T28">`</text:span>)</text:p>
      <text:p text:style-name="P73"/>
      <text:p text:style-name="P53"><text:span text:style-name="T16">console</text:span>.<text:span text:style-name="T25">log</text:span>(<text:span text:style-name="T28">"um 'exemplo'com asplas duplas"</text:span>)</text:p>
      <text:p text:style-name="P53"><text:span text:style-name="T16">console</text:span>.<text:span text:style-name="T25">log</text:span>(<text:span text:style-name="T28">'um "exemplo" com aspas simples'</text:span>)</text:p>
      <text:p text:style-name="P53"><text:span text:style-name="T16">console</text:span>.<text:span text:style-name="T25">log</text:span>(<text:span text:style-name="T28">`um "exemplo" com 'crases'`</text:span>)</text:p>
      <text:p text:style-name="P14"/>
      <text:list xml:id="list75601617262347" text:continue-list="list75601792586613" text:style-name="L8">
        <text:list-item>
          <text:p text:style-name="P125">Number</text:p>
        </text:list-item>
      </text:list>
      <text:list xml:id="list607337729" text:style-name="L11">
        <text:list-item>
          <text:p text:style-name="P155"><text:span text:style-name="T9">N</text:span><text:span text:style-name="T8">úmeros</text:span></text:p>
        </text:list-item>
      </text:list>
      <text:p text:style-name="P15"><text:s text:c="4"/>33 <text:s/>// inteiros</text:p>
      <text:p text:style-name="P15"><text:s text:c="4"/>12.5 // reais - float</text:p>
      <text:p text:style-name="P15"><text:s text:c="4"/>NaN // Not a Number</text:p>
      <text:p text:style-name="P15"><text:s text:c="4"/>Infinity // infinito</text:p>
      <text:p text:style-name="P15"/>
      <text:p text:style-name="P42"><text:span text:style-name="T16">console</text:span>.<text:span text:style-name="T25">log</text:span>(<text:span text:style-name="T37">33</text:span>)</text:p>
      <text:p text:style-name="P53"><text:span text:style-name="T16">console</text:span>.<text:span text:style-name="T25">log</text:span>(-<text:span text:style-name="T37">33</text:span>)</text:p>
      <text:p text:style-name="P53"><text:span text:style-name="T16">console</text:span>.<text:span text:style-name="T25">log</text:span>(<text:span text:style-name="T37">12.5</text:span>)</text:p>
      <text:p text:style-name="P53"><text:soft-page-break/><text:span text:style-name="T16">console</text:span>.<text:span text:style-name="T25">log</text:span>(<text:span text:style-name="T37">12</text:span> + <text:span text:style-name="T37">12</text:span>)</text:p>
      <text:p text:style-name="P53"><text:span text:style-name="T16">console</text:span>.<text:span text:style-name="T25">log</text:span>(<text:span text:style-name="T37">15</text:span> / <text:span text:style-name="T37">3</text:span>)</text:p>
      <text:p text:style-name="P53"><text:span text:style-name="T16">console</text:span>.<text:span text:style-name="T25">log</text:span>(<text:span text:style-name="T37">15</text:span> / <text:span text:style-name="T28">"axsd"</text:span>)</text:p>
      <text:p text:style-name="P39"><text:span text:style-name="T16">console</text:span><text:span text:style-name="T22">.</text:span><text:span text:style-name="T25">log</text:span><text:span text:style-name="T22">(</text:span><text:span text:style-name="T37">12</text:span><text:span text:style-name="T22"> === </text:span><text:span text:style-name="T16">Infinity</text:span><text:span text:style-name="T22">)</text:span></text:p>
      <text:p text:style-name="P15"/>
      <text:list xml:id="list75601699895465" text:continue-list="list75601617262347" text:style-name="L8">
        <text:list-item>
          <text:p text:style-name="P125">Boolean</text:p>
        </text:list-item>
      </text:list>
      <text:list xml:id="list1581916620" text:style-name="L12">
        <text:list-item>
          <text:p text:style-name="P135">Boolean - Booleano</text:p>
          <text:list>
            <text:list-item>
              <text:p text:style-name="P144">é um tipo de dado que só tem 2 valores:</text:p>
            </text:list-item>
          </text:list>
        </text:list-item>
      </text:list>
      <text:p text:style-name="P16"><text:s text:c="4"/>true // verdadeiro</text:p>
      <text:p text:style-name="P16"><text:s text:c="4"/>false // falso</text:p>
      <text:p text:style-name="P16"/>
      <text:p text:style-name="P43"><text:span text:style-name="T16">console</text:span>.<text:span text:style-name="T25">log</text:span>(<text:span text:style-name="T31">true</text:span>)</text:p>
      <text:p text:style-name="P39"><text:span text:style-name="T16">console</text:span><text:span text:style-name="T22">.</text:span><text:span text:style-name="T25">log</text:span><text:span text:style-name="T22">(</text:span><text:span text:style-name="T31">false</text:span><text:span text:style-name="T22">)</text:span></text:p>
      <text:p text:style-name="P16"/>
      <text:list xml:id="list75601876548110" text:continue-list="list75601699895465" text:style-name="L8">
        <text:list-item>
          <text:p text:style-name="P126">Unde<text:span text:style-name="T39">fined vs null</text:span></text:p>
        </text:list-item>
      </text:list>
      <text:list xml:id="list1632736655" text:style-name="L13">
        <text:list-item>
          <text:p text:style-name="P145">undefined</text:p>
          <text:list>
            <text:list-item>
              <text:p text:style-name="P145">indefinido - não existe</text:p>
            </text:list-item>
          </text:list>
        </text:list-item>
        <text:list-item>
          <text:p text:style-name="P145">null</text:p>
          <text:list>
            <text:list-item>
              <text:p text:style-name="P145">nulo</text:p>
            </text:list-item>
            <text:list-item>
              <text:p text:style-name="P145">objeto que não possui nada</text:p>
            </text:list-item>
            <text:list-item>
              <text:p text:style-name="P145">diferente de indefinido</text:p>
            </text:list-item>
          </text:list>
        </text:list-item>
        <text:list-item>
          <text:p text:style-name="P145">null !== undefinedfined vs null</text:p>
        </text:list-item>
      </text:list>
      <text:p text:style-name="P17"/>
      <text:p text:style-name="P44"><text:span text:style-name="T16">console</text:span>.<text:span text:style-name="T25">log</text:span>(<text:span text:style-name="T31">undefined</text:span>)</text:p>
      <text:p text:style-name="P53"><text:span text:style-name="T16">console</text:span>.<text:span text:style-name="T25">log</text:span>(<text:span text:style-name="T31">null</text:span>)</text:p>
      <text:p text:style-name="P53"><text:span text:style-name="T16">console</text:span>.<text:span text:style-name="T25">log</text:span>(<text:span text:style-name="T31">null</text:span> === <text:span text:style-name="T31">undefined</text:span>) <text:span text:style-name="T35">//igual</text:span></text:p>
      <text:p text:style-name="P39"><text:span text:style-name="T16">console</text:span><text:span text:style-name="T22">.</text:span><text:span text:style-name="T25">log</text:span><text:span text:style-name="T22">(</text:span><text:span text:style-name="T31">null</text:span><text:span text:style-name="T22"> !== </text:span><text:span text:style-name="T31">undefined</text:span><text:span text:style-name="T22">) </text:span><text:span text:style-name="T35">// diferente</text:span></text:p>
      <text:p text:style-name="P18"/>
      <text:list xml:id="list75600760090061" text:continue-list="list75601876548110" text:style-name="L8">
        <text:list-item>
          <text:p text:style-name="P125">Object</text:p>
        </text:list-item>
      </text:list>
      <text:list xml:id="list3817338087" text:style-name="L14">
        <text:list-item>
          <text:p text:style-name="P146">Object</text:p>
          <text:list>
            <text:list-item>
              <text:p text:style-name="P157"><text:span text:style-name="T4">Objet</text:span><text:span text:style-name="T5">o</text:span></text:p>
            </text:list-item>
            <text:list-item>
              <text:p text:style-name="P146">Dado estrutural</text:p>
            </text:list-item>
            <text:list-item>
              <text:p text:style-name="P146">Proriedades / Atributos</text:p>
            </text:list-item>
            <text:list-item>
              <text:p text:style-name="P146">Funcionalidades / Métodos</text:p>
            </text:list-item>
          </text:list>
        </text:list-item>
        <text:list-item>
          <text:p text:style-name="P146">{propriedade: "valor"}</text:p>
        </text:list-item>
      </text:list>
      <text:p text:style-name="P19"/>
      <text:p text:style-name="P66"><text:span text:style-name="T16">console</text:span>.<text:span text:style-name="T25">log</text:span>({</text:p>
      <text:p text:style-name="P53"><text:span text:style-name="T16"><text:tab/>name:</text:span> <text:span text:style-name="T28">"Thiago"</text:span>,</text:p>
      <text:p text:style-name="P53"><text:span text:style-name="T16"><text:tab/>idade:</text:span> <text:span text:style-name="T37">33</text:span>,</text:p>
      <text:p text:style-name="P53"><text:span text:style-name="T25"><text:tab/>andar</text:span><text:span text:style-name="T16">:</text:span> <text:span text:style-name="T31">function</text:span>(){</text:p>
      <text:p text:style-name="P53"><text:span text:style-name="T16"><text:tab/><text:tab/>console</text:span>.<text:span text:style-name="T25">log</text:span>(<text:span text:style-name="T28">'andar'</text:span>)</text:p>
      <text:p text:style-name="P53"><text:tab/>}</text:p>
      <text:p text:style-name="P53">})</text:p>
      <text:p text:style-name="P86"/>
      <text:p text:style-name="P19"/>
      <text:list xml:id="list75602709720739" text:continue-list="list75600760090061" text:style-name="L8">
        <text:list-item>
          <text:p text:style-name="P125">Array</text:p>
        </text:list-item>
      </text:list>
      <text:list xml:id="list1356022184" text:style-name="L15">
        <text:list-item>
          <text:p text:style-name="P147">Array (vetores)</text:p>
        </text:list-item>
      </text:list>
      <text:list xml:id="list2089538554" text:style-name="L16">
        <text:list-item>
          <text:list>
            <text:list-item>
              <text:p text:style-name="P148">Uma lista</text:p>
            </text:list-item>
          </text:list>
        </text:list-item>
      </text:list>
      <text:list xml:id="list75601829891773" text:continue-list="list1356022184" text:style-name="L15">
        <text:list-item>
          <text:list>
            <text:list-item>
              <text:p text:style-name="P147">Agrupamento de dado</text:p>
            </text:list-item>
          </text:list>
        </text:list-item>
      </text:list>
      <text:p text:style-name="P20"><text:s text:c="4"/></text:p>
      <text:p text:style-name="P20"><text:s text:c="4"/>["thiago", 33]</text:p>
      <text:p text:style-name="P20"/>
      <text:p text:style-name="P45"><text:soft-page-break/><text:span text:style-name="T16">console</text:span>.<text:span text:style-name="T25">log</text:span>([<text:span text:style-name="T28">"Thiago"</text:span>, <text:span text:style-name="T37">33</text:span>])</text:p>
      <text:p text:style-name="P53"><text:span text:style-name="T16">console</text:span>.<text:span text:style-name="T25">log</text:span>([</text:p>
      <text:p text:style-name="P53"><text:span text:style-name="T28"><text:tab/>"leite"</text:span>,</text:p>
      <text:p text:style-name="P53"><text:span text:style-name="T28"><text:tab/>"ovos"</text:span>,</text:p>
      <text:p text:style-name="P53"><text:span text:style-name="T37"><text:tab/>2</text:span>,</text:p>
      <text:p text:style-name="P53"><text:span text:style-name="T37"><text:tab/>3</text:span>,</text:p>
      <text:p text:style-name="P53">])</text:p>
      <text:p text:style-name="P20"/>
      <text:list xml:id="list75602672271030" text:continue-list="list75602709720739" text:style-name="L8">
        <text:list-item>
          <text:p text:style-name="P125">Conclusão</text:p>
        </text:list-item>
      </text:list>
      <text:list xml:id="list3134475561" text:style-name="L17">
        <text:list-item>
          <text:p text:style-name="P149">Tipos de dados</text:p>
        </text:list-item>
      </text:list>
      <text:p text:style-name="P21"><text:tab/>Conforme o ECMAScrept standard temos 9 tipos de dados:</text:p>
      <text:list xml:id="list4210290246" text:style-name="L18">
        <text:list-item>
          <text:list>
            <text:list-item>
              <text:p text:style-name="P150">Data types</text:p>
              <text:list>
                <text:list-item>
                  <text:p text:style-name="P150">Primitive / Primitive value</text:p>
                </text:list-item>
                <text:list-item>
                  <text:p text:style-name="P150">Structural</text:p>
                </text:list-item>
                <text:list-item>
                  <text:p text:style-name="P150">Structural Primitive</text:p>
                </text:list-item>
              </text:list>
            </text:list-item>
          </text:list>
        </text:list-item>
        <text:list-item>
          <text:p text:style-name="P150">Primitivos</text:p>
          <text:list>
            <text:list-item>
              <text:p text:style-name="P150">String</text:p>
            </text:list-item>
            <text:list-item>
              <text:p text:style-name="P150">Number</text:p>
            </text:list-item>
            <text:list-item>
              <text:p text:style-name="P150">Boolean</text:p>
            </text:list-item>
            <text:list-item>
              <text:p text:style-name="P150">undefined</text:p>
            </text:list-item>
            <text:list-item>
              <text:p text:style-name="P150">Symbol</text:p>
            </text:list-item>
            <text:list-item>
              <text:p text:style-name="P150">BigInt</text:p>
            </text:list-item>
          </text:list>
        </text:list-item>
        <text:list-item>
          <text:p text:style-name="P150">Estruturais</text:p>
          <text:list>
            <text:list-item>
              <text:p text:style-name="P150">Object</text:p>
              <text:list>
                <text:list-item>
                  <text:p text:style-name="P150">Array</text:p>
                </text:list-item>
                <text:list-item>
                  <text:p text:style-name="P150">Map</text:p>
                </text:list-item>
                <text:list-item>
                  <text:p text:style-name="P150">SetembroDate</text:p>
                </text:list-item>
                <text:list-item>
                  <text:p text:style-name="P150">…</text:p>
                </text:list-item>
              </text:list>
            </text:list-item>
            <text:list-item>
              <text:p text:style-name="P150">Function</text:p>
            </text:list-item>
          </text:list>
        </text:list-item>
        <text:list-item>
          <text:p text:style-name="P150">primitivo Estrutural / Structural Root Primitive</text:p>
          <text:list>
            <text:list-item>
              <text:p text:style-name="P150">null</text:p>
            </text:list-item>
          </text:list>
        </text:list-item>
      </text:list>
      <text:p text:style-name="P21"/>
      <text:p text:style-name="P115">Guias estelares</text:p>
      <text:p text:style-name="P33"><text:span text:style-name="T1">O guia estelar de </text:span><text:span text:style-name="T2">JavaScript</text:span></text:p>
      <text:p text:style-name="P5">Variáveis</text:p>
      <text:list xml:id="list1537498384" text:style-name="L19">
        <text:list-item>
          <text:p text:style-name="P127">Conhecendo as variáveis</text:p>
        </text:list-item>
      </text:list>
      <text:list xml:id="list25733593" text:style-name="L20">
        <text:list-item>
          <text:p text:style-name="P151">Variáveis</text:p>
          <text:list>
            <text:list-item>
              <text:p text:style-name="P151">Nomes simbólicos para receber algum valor;</text:p>
            </text:list-item>
            <text:list-item>
              <text:p text:style-name="P151">Atalhos de código;</text:p>
            </text:list-item>
            <text:list-item>
              <text:p text:style-name="P151">Identificadores;</text:p>
            </text:list-item>
            <text:list-item>
              <text:p text:style-name="P151">3 palavras reservadas para criar uma variável:</text:p>
              <text:list>
                <text:list-item>
                  <text:p text:style-name="P151">var</text:p>
                </text:list-item>
                <text:list-item>
                  <text:p text:style-name="P151">let</text:p>
                </text:list-item>
                <text:list-item>
                  <text:p text:style-name="P151">const</text:p>
                </text:list-item>
              </text:list>
            </text:list-item>
          </text:list>
        </text:list-item>
      </text:list>
      <text:p text:style-name="P22"/>
      <text:p text:style-name="P84">// var</text:p>
      <text:p text:style-name="P53"><text:span text:style-name="T31">var</text:span> <text:span text:style-name="T16">clima</text:span> = <text:span text:style-name="T28">"Quente"</text:span></text:p>
      <text:p text:style-name="P53"><text:span text:style-name="T16">clima</text:span> = <text:span text:style-name="T28">"Frio"</text:span></text:p>
      <text:p text:style-name="P73"/>
      <text:p text:style-name="P53"><text:span text:style-name="T16">console</text:span>.<text:span text:style-name="T25">log</text:span>(<text:span text:style-name="T16">clima</text:span>)</text:p>
      <text:p text:style-name="P73"/>
      <text:p text:style-name="P82">// let</text:p>
      <text:p text:style-name="P53"><text:span text:style-name="T31">let</text:span> <text:span text:style-name="T16">dia</text:span> = <text:span text:style-name="T28">"Wednesday"</text:span></text:p>
      <text:p text:style-name="P53"><text:span text:style-name="T16">dia</text:span> = <text:span text:style-name="T28">"Friday"</text:span></text:p>
      <text:p text:style-name="P73"/>
      <text:p text:style-name="P53"><text:span text:style-name="T16">console</text:span>.<text:span text:style-name="T25">log</text:span>(<text:span text:style-name="T16">dia</text:span>)</text:p>
      <text:p text:style-name="P73"/>
      <text:p text:style-name="P82">// cont - não pode mudar o valor</text:p>
      <text:p text:style-name="P53"><text:span text:style-name="T31">const</text:span> <text:span text:style-name="T40">mes</text:span> = <text:span text:style-name="T28">"April"</text:span></text:p>
      <text:p text:style-name="P82">//mes = "Octuber"</text:p>
      <text:p text:style-name="P73"/>
      <text:p text:style-name="P73"><text:span text:style-name="T18">console</text:span><text:span text:style-name="T24">.</text:span><text:span text:style-name="T27">log</text:span><text:span text:style-name="T24">(</text:span><text:span text:style-name="T41">mes</text:span><text:span text:style-name="T24">)</text:span></text:p>
      <text:p text:style-name="P22"/>
      <text:list xml:id="list75602635532337" text:continue-list="list1537498384" text:style-name="L19">
        <text:list-item>
          <text:p text:style-name="P127">Tipos dinâmicos</text:p>
        </text:list-item>
      </text:list>
      <text:list xml:id="list2505302441" text:style-name="L21">
        <text:list-item>
          <text:p text:style-name="P152">O JS é uma linguagem fracamente tipada e dinâmica:</text:p>
          <text:list>
            <text:list-item>
              <text:p text:style-name="P152">Variáveis não precisam ter um tipo previamente definido;</text:p>
            </text:list-item>
            <text:list-item>
              <text:p text:style-name="P152">Podemos mudar o conteúdo da variável.</text:p>
            </text:list-item>
          </text:list>
        </text:list-item>
      </text:list>
      <text:p text:style-name="P23"/>
      <text:p text:style-name="P72"><text:span text:style-name="T31">let</text:span> <text:span text:style-name="T16">clima</text:span>:<text:span text:style-name="T42">String</text:span> = <text:span text:style-name="T28">""</text:span> <text:span text:style-name="T35">// fortemente tipada e estática</text:span></text:p>
      <text:p text:style-name="P71"><text:span text:style-name="T16">console</text:span>.<text:span text:style-name="T25">log</text:span>(<text:span text:style-name="T16">clima</text:span>)</text:p>
      <text:p text:style-name="P87"/>
      <text:p text:style-name="P71"><text:span text:style-name="T31">let</text:span> <text:span text:style-name="T16">clima</text:span> = <text:span text:style-name="T28">""</text:span></text:p>
      <text:p text:style-name="P87"><text:span text:style-name="T17">console</text:span><text:span text:style-name="T23">.</text:span><text:span text:style-name="T26">log</text:span><text:span text:style-name="T23">(</text:span><text:span text:style-name="T32">typeof</text:span><text:span text:style-name="T23"> </text:span><text:span text:style-name="T17">clima</text:span><text:span text:style-name="T23">)</text:span></text:p>
      <text:p text:style-name="P23"/>
      <text:list xml:id="list75601047379647" text:continue-list="list75602635532337" text:style-name="L19">
        <text:list-item>
          <text:p text:style-name="P128">Scope e var</text:p>
        </text:list-item>
      </text:list>
      <text:list xml:id="list3722076191" text:style-name="L22">
        <text:list-item>
          <text:p text:style-name="P153">Escopo determina a visibilidade de alguma variável no JS.</text:p>
        </text:list-item>
        <text:list-item>
          <text:p text:style-name="P156"><text:span text:style-name="T10">Block statement</text:span><text:span text:style-name="T6"> – declaração de bloco.</text:span></text:p>
        </text:list-item>
      </text:list>
      <text:p text:style-name="P24"/>
      <text:p text:style-name="P78">// vamos iniciar um bloco</text:p>
      <text:p text:style-name="P53">{</text:p>
      <text:p text:style-name="P82">// aqui dentro é um bloco e posso colocar qualquer código</text:p>
      <text:p text:style-name="P39"><text:span text:style-name="T22">}</text:span><text:span text:style-name="T35">// aqui fechamos o bloco</text:span></text:p>
      <text:p text:style-name="P24">O bloco, também criará um novo escopo. Chamos de <text:span text:style-name="T15">block-scoped</text:span>.</text:p>
      <text:p text:style-name="P24"><text:soft-page-break/><text:span text:style-name="T15">var</text:span> é global e poderá funcionar fora de um escopo de bloco.</text:p>
      <text:p text:style-name="P24"><text:span text:style-name="T15">var</text:span> é global e também local.</text:p>
      <text:p text:style-name="P24"><text:span text:style-name="T15">Hoisting</text:span> – quando o JS pega a variável local e transforma ela em global.</text:p>
      <text:p text:style-name="P24"/>
      <text:p text:style-name="P46"><text:span text:style-name="T16">console</text:span>.<text:span text:style-name="T25">log</text:span>(<text:span text:style-name="T28">'&gt; existe x antes do bloco?'</text:span>, <text:span text:style-name="T16">x</text:span>)</text:p>
      <text:p text:style-name="P53">{</text:p>
      <text:p text:style-name="P53"><text:span text:style-name="T31">var</text:span> <text:span text:style-name="T16">x</text:span> = <text:span text:style-name="T37">0</text:span></text:p>
      <text:p text:style-name="P53">}</text:p>
      <text:p text:style-name="P39"><text:span text:style-name="T16">console</text:span><text:span text:style-name="T22">.</text:span><text:span text:style-name="T25">log</text:span><text:span text:style-name="T22">(</text:span><text:span text:style-name="T28">'&gt; existe x depois do bloco?'</text:span><text:span text:style-name="T22">, </text:span><text:span text:style-name="T16">x</text:span><text:span text:style-name="T22">)</text:span></text:p>
      <text:p text:style-name="P24"/>
      <text:p text:style-name="P24"/>
      <text:list xml:id="list75602384230271" text:continue-list="list75601047379647" text:style-name="L19">
        <text:list-item>
          <text:p text:style-name="P128">Scope let e const</text:p>
        </text:list-item>
      </text:list>
      <text:p text:style-name="P21"><text:span text:style-name="T15">const</text:span> e <text:span text:style-name="T15">let</text:span> são locais e só funcionam no escopo onde fo<text:span text:style-name="T44">ram</text:span> criada<text:span text:style-name="T44">s</text:span>.</text:p>
      <text:p text:style-name="P21"/>
      <text:p text:style-name="P47"><text:span text:style-name="T31">let</text:span> <text:span text:style-name="T16">y</text:span> = <text:span text:style-name="T37">1</text:span></text:p>
      <text:p text:style-name="P53"><text:span text:style-name="T16">console</text:span>.<text:span text:style-name="T25">log</text:span>(<text:span text:style-name="T28">'&gt; existe y antes do bloco?'</text:span>, <text:span text:style-name="T16">y</text:span>)</text:p>
      <text:p text:style-name="P53">{</text:p>
      <text:p text:style-name="P53"><text:span text:style-name="T31">const</text:span> <text:span text:style-name="T40">y</text:span> = <text:span text:style-name="T37">0</text:span></text:p>
      <text:p text:style-name="P53"><text:span text:style-name="T16">console</text:span>.<text:span text:style-name="T25">log</text:span>(<text:span text:style-name="T28">'&gt; existe y dentro do bloco?'</text:span>, <text:span text:style-name="T40">y</text:span>)</text:p>
      <text:p text:style-name="P53">}</text:p>
      <text:p text:style-name="P39"><text:span text:style-name="T16">console</text:span><text:span text:style-name="T22">.</text:span><text:span text:style-name="T25">log</text:span><text:span text:style-name="T22">(</text:span><text:span text:style-name="T28">'&gt; existe y depois do bloco?'</text:span><text:span text:style-name="T22">, </text:span><text:span text:style-name="T16">y</text:span><text:span text:style-name="T22">)</text:span></text:p>
      <text:p text:style-name="P21"/>
      <text:list xml:id="list75601235617701" text:continue-numbering="true" text:style-name="L19">
        <text:list-item>
          <text:p text:style-name="P127">Nomeando variáveis</text:p>
        </text:list-item>
      </text:list>
      <text:list xml:id="list3151653802" text:style-name="L23">
        <text:list-item>
          <text:p text:style-name="P154">Para criar nomes</text:p>
          <text:list>
            <text:list-item>
              <text:p text:style-name="P154">JS é case-sensitive (sensível ao caso)(uma letra minúscula é diferente da mesma letra maiúscula.)</text:p>
            </text:list-item>
            <text:list-item>
              <text:p text:style-name="P154">JS aceita a cadeia de caracteres Unicode. (a variável pode ter aspas e acentuação.)</text:p>
            </text:list-item>
          </text:list>
        </text:list-item>
        <text:list-item>
          <text:p text:style-name="P154">Posso:</text:p>
          <text:list>
            <text:list-item>
              <text:p text:style-name="P154">Iniciar com esses caracteres especiais: $ _</text:p>
            </text:list-item>
            <text:list-item>
              <text:p text:style-name="P154">Iniciar com letras</text:p>
            </text:list-item>
            <text:list-item>
              <text:p text:style-name="P154">Colocar acentos</text:p>
            </text:list-item>
            <text:list-item>
              <text:p text:style-name="P154">Letras maiúsculas e minúsculas fazem diferença</text:p>
            </text:list-item>
          </text:list>
        </text:list-item>
        <text:list-item>
          <text:p text:style-name="P154">Não posso:</text:p>
          <text:list>
            <text:list-item>
              <text:p text:style-name="P154">Iniciar com números</text:p>
            </text:list-item>
            <text:list-item>
              <text:p text:style-name="P154">Colocar espaços vazios no nome</text:p>
            </text:list-item>
          </text:list>
        </text:list-item>
        <text:list-item>
          <text:p text:style-name="P154">Ideal:</text:p>
          <text:list>
            <text:list-item>
              <text:p text:style-name="P154">Criar nomes que fazem sentido</text:p>
            </text:list-item>
            <text:list-item>
              <text:p text:style-name="P154">Que explique o que a variável é ou faz</text:p>
            </text:list-item>
            <text:list-item>
              <text:p text:style-name="P158"><text:span text:style-name="T11">camelCase</text:span><text:span text:style-name="T3"> – em vez de colocar espaço entre os nomes, coloca tudo junto, sendo que a primeira letra de cada nome coloca maiúsculo. </text:span><text:span text:style-name="T7">E</text:span><text:span text:style-name="T3">x.: </text:span><text:span text:style-name="T11">CheckIfNameExist</text:span></text:p>
            </text:list-item>
            <text:list-item>
              <text:p text:style-name="P158"><text:span text:style-name="T11">snake_case</text:span><text:span text:style-name="T3"> – </text:span><text:span text:style-name="T7">quando colocar o underscore(_) entre os nomes. Ex.: </text:span><text:span text:style-name="T12">check_if_name_exist</text:span></text:p>
            </text:list-item>
            <text:list-item>
              <text:p text:style-name="P154">Escrever em inglês</text:p>
            </text:list-item>
          </text:list>
        </text:list-item>
      </text:list>
      <text:p text:style-name="P25"/>
      <text:p text:style-name="P116">Guias estelares</text:p>
      <text:p text:style-name="P34"><text:span text:style-name="T1">O guia estelar de </text:span><text:span text:style-name="T2">JavaScript</text:span></text:p>
      <text:p text:style-name="P6">Praticando e avançando</text:p>
      <text:list xml:id="list2555057543" text:style-name="L24">
        <text:list-item>
          <text:p text:style-name="P129">Declaration assignment var</text:p>
        </text:list-item>
      </text:list>
      <text:p text:style-name="P9"/>
      <text:p text:style-name="P79">// Variáveis e tipos de dados</text:p>
      <text:p text:style-name="P82">// declaração or declaration</text:p>
      <text:p text:style-name="P53"><text:span text:style-name="T31">var</text:span> <text:span text:style-name="T16">name</text:span></text:p>
      <text:p text:style-name="P73"/>
      <text:p text:style-name="P82">// assignment or atribuição de valoers</text:p>
      <text:p text:style-name="P53"><text:span text:style-name="T40">name</text:span> = <text:span text:style-name="T28">"Thiago"</text:span></text:p>
      <text:p text:style-name="P73"/>
      <text:p text:style-name="P82">// que tpo de dado foi colocado na variável</text:p>
      <text:p text:style-name="P53"><text:span text:style-name="T16">console</text:span>.<text:span text:style-name="T25">log</text:span>(<text:span text:style-name="T31">typeof</text:span> <text:span text:style-name="T40">name</text:span>)</text:p>
      <text:p text:style-name="P53"><text:span text:style-name="T16">console</text:span>.<text:span text:style-name="T25">log</text:span>(<text:span text:style-name="T40">name</text:span>)</text:p>
      <text:p text:style-name="P26"/>
      <text:list xml:id="list75602001678489" text:continue-numbering="true" text:style-name="L24">
        <text:list-item>
          <text:p text:style-name="P129">Agrupando declarações</text:p>
        </text:list-item>
      </text:list>
      <text:p text:style-name="P26"/>
      <text:p text:style-name="P79">// agrupamento de declarações</text:p>
      <text:p text:style-name="P53"><text:span text:style-name="T31">let</text:span> <text:span text:style-name="T16">age</text:span>, <text:span text:style-name="T16">isHuman</text:span></text:p>
      <text:p text:style-name="P53"><text:span text:style-name="T16">age</text:span> = <text:span text:style-name="T37">18</text:span></text:p>
      <text:p text:style-name="P53"><text:span text:style-name="T16">isHuman</text:span> = <text:span text:style-name="T31">true</text:span></text:p>
      <text:p text:style-name="P80">// <text:span text:style-name="T45">multiplos argumentos na função</text:span></text:p>
      <text:p text:style-name="P39"><text:span text:style-name="T16">console</text:span><text:span text:style-name="T22">.</text:span><text:span text:style-name="T25">log</text:span><text:span text:style-name="T22">(</text:span><text:span text:style-name="T40">name</text:span><text:span text:style-name="T22">, </text:span><text:span text:style-name="T16">age</text:span><text:span text:style-name="T22">, </text:span><text:span text:style-name="T16">isHuman</text:span><text:span text:style-name="T22">)</text:span></text:p>
      <text:p text:style-name="P26"/>
      <text:list xml:id="list75600707549957" text:continue-numbering="true" text:style-name="L24">
        <text:list-item>
          <text:p text:style-name="P129">Concatenando e interpolando variáveis</text:p>
        </text:list-item>
      </text:list>
      <text:p text:style-name="P26"/>
      <text:p text:style-name="P79">//escrita de texto + variáveis.</text:p>
      <text:p text:style-name="P82">//concatenando valores</text:p>
      <text:p text:style-name="P53"><text:span text:style-name="T16">console</text:span>.<text:span text:style-name="T25">log</text:span>(<text:span text:style-name="T28">'O '</text:span> + <text:span text:style-name="T40">name</text:span> + <text:span text:style-name="T28">' tem '</text:span> + <text:span text:style-name="T16">age</text:span> + <text:span text:style-name="T28">' anos.'</text:span>)</text:p>
      <text:p text:style-name="P73"/>
      <text:p text:style-name="P82">// interpolando calores com tamplete literals or template strings</text:p>
      <text:p text:style-name="P39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name</text:span><text:span text:style-name="T31">}</text:span><text:span text:style-name="T28"> tem </text:span><text:span text:style-name="T31">${</text:span><text:span text:style-name="T16">age</text:span><text:span text:style-name="T31">}</text:span><text:span text:style-name="T28"> anos.`</text:span><text:span text:style-name="T22">)</text:span></text:p>
      <text:p text:style-name="P26"/>
      <text:list xml:id="list75601485855538" text:continue-numbering="true" text:style-name="L24">
        <text:list-item>
          <text:p text:style-name="P129">Objects</text:p>
        </text:list-item>
      </text:list>
      <text:p text:style-name="P26"/>
      <text:p text:style-name="P79">//Object</text:p>
      <text:p text:style-name="P73"/>
      <text:p text:style-name="P53"><text:span text:style-name="T31">const</text:span> <text:span text:style-name="T40">person</text:span>={</text:p>
      <text:p text:style-name="P53"><text:span text:style-name="T16">name:</text:span> <text:span text:style-name="T28">'thiago'</text:span>,</text:p>
      <text:p text:style-name="P53"><text:span text:style-name="T16">age:</text:span> <text:span text:style-name="T37">33</text:span>,</text:p>
      <text:p text:style-name="P53"><text:span text:style-name="T16">weight:</text:span> <text:span text:style-name="T37">92</text:span>,</text:p>
      <text:p text:style-name="P53"><text:span text:style-name="T16">isAdmin:</text:span> <text:span text:style-name="T31">true</text:span></text:p>
      <text:p text:style-name="P53">}</text:p>
      <text:p text:style-name="P73"/>
      <text:p text:style-name="P53"><text:span text:style-name="T16">console</text:span>.<text:span text:style-name="T25">log</text:span>(<text:span text:style-name="T40">person</text:span>)</text:p>
      <text:p text:style-name="P39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person</text:span><text:span text:style-name="T22">.</text:span><text:span text:style-name="T16">name</text:span><text:span text:style-name="T31">}</text:span><text:span text:style-name="T28"> tem </text:span><text:span text:style-name="T31">${</text:span><text:span text:style-name="T40">person</text:span><text:span text:style-name="T22">.</text:span><text:span text:style-name="T16">age</text:span><text:span text:style-name="T31">}</text:span><text:span text:style-name="T28"> anos e é </text:span><text:span text:style-name="T31">${</text:span><text:span text:style-name="T40">person</text:span><text:span text:style-name="T22">.</text:span><text:span text:style-name="T16">isAdmin</text:span><text:span text:style-name="T31">}</text:span><text:span text:style-name="T28">`</text:span><text:span text:style-name="T22">)</text:span></text:p>
      <text:p text:style-name="P26"/>
      <text:list xml:id="list75602029457420" text:continue-numbering="true" text:style-name="L24">
        <text:list-item>
          <text:p text:style-name="P129">Arrays</text:p>
        </text:list-item>
      </text:list>
      <text:p text:style-name="P26"/>
      <text:p text:style-name="P79">// Array</text:p>
      <text:p text:style-name="P73"><text:soft-page-break/></text:p>
      <text:p text:style-name="P53"><text:span text:style-name="T31">const</text:span> <text:span text:style-name="T40">animals</text:span> = [</text:p>
      <text:p text:style-name="P53"><text:span text:style-name="T28"><text:tab/>'Lion'</text:span>,</text:p>
      <text:p text:style-name="P53"><text:span text:style-name="T28"><text:tab/>'Monkey'</text:span>,</text:p>
      <text:p text:style-name="P53"><text:span text:style-name="T28"><text:tab/>'Cat'</text:span>,</text:p>
      <text:p text:style-name="P53"><text:tab/>{</text:p>
      <text:p text:style-name="P53"><text:span text:style-name="T16"><text:tab/><text:tab/>name:</text:span> <text:span text:style-name="T28">'Fish'</text:span>,</text:p>
      <text:p text:style-name="P53"><text:span text:style-name="T16"><text:tab/><text:tab/>age:</text:span> <text:span text:style-name="T37">3</text:span></text:p>
      <text:p text:style-name="P53"><text:tab/>}</text:p>
      <text:p text:style-name="P53">]</text:p>
      <text:p text:style-name="P82">// acessar valores dentro do Array</text:p>
      <text:p text:style-name="P53"><text:span text:style-name="T16">console</text:span>.<text:span text:style-name="T25">log</text:span>(<text:span text:style-name="T40">animals</text:span>)</text:p>
      <text:p text:style-name="P53"><text:span text:style-name="T16">console</text:span>.<text:span text:style-name="T25">log</text:span>(<text:span text:style-name="T40">animals</text:span>[<text:span text:style-name="T37">0</text:span>])</text:p>
      <text:p text:style-name="P53"><text:span text:style-name="T16">console</text:span>.<text:span text:style-name="T25">log</text:span>(<text:span text:style-name="T40">animals</text:span>[<text:span text:style-name="T37">1</text:span>])</text:p>
      <text:p text:style-name="P53"><text:span text:style-name="T16">console</text:span>.<text:span text:style-name="T25">log</text:span>(<text:span text:style-name="T40">animals</text:span>[<text:span text:style-name="T37">2</text:span>])</text:p>
      <text:p text:style-name="P82">//para saber o total de elemtnso do array</text:p>
      <text:p text:style-name="P53"><text:span text:style-name="T16">console</text:span>.<text:span text:style-name="T25">log</text:span>(<text:span text:style-name="T28">'total de elementos do array: '</text:span>)</text:p>
      <text:p text:style-name="P53"><text:span text:style-name="T16">console</text:span>.<text:span text:style-name="T25">log</text:span>(<text:span text:style-name="T40">animals</text:span>.<text:span text:style-name="T16">length</text:span>)</text:p>
      <text:p text:style-name="P82">//acessando um objeto dentro do array</text:p>
      <text:p text:style-name="P53"><text:span text:style-name="T16">console</text:span>.<text:span text:style-name="T25">log</text:span>(<text:span text:style-name="T40">animals</text:span>[<text:span text:style-name="T37">3</text:span>])</text:p>
      <text:p text:style-name="P39"><text:span text:style-name="T16">console</text:span><text:span text:style-name="T22">.</text:span><text:span text:style-name="T25">log</text:span><text:span text:style-name="T22">(</text:span><text:span text:style-name="T40">animals</text:span><text:span text:style-name="T22">[</text:span><text:span text:style-name="T37">3</text:span><text:span text:style-name="T22">].</text:span><text:span text:style-name="T16">name</text:span><text:span text:style-name="T22">)</text:span></text:p>
      <text:p text:style-name="P26"/>
      <text:list xml:id="list75601408603933" text:continue-numbering="true" text:style-name="L24">
        <text:list-item>
          <text:p text:style-name="P130">Exercícios</text:p>
        </text:list-item>
      </text:list>
      <text:p text:style-name="P27">1. Declare uma variável de nome weight:</text:p>
      <text:p text:style-name="P75"><text:span text:style-name="T33">let</text:span><text:span text:style-name="T24"> </text:span><text:span text:style-name="T18">weight</text:span><text:span text:style-name="T24">;</text:span></text:p>
      <text:p text:style-name="P70"/>
      <text:p text:style-name="P88">2.Que tipo de dado é a variável acima?</text:p>
      <text:p text:style-name="P76"><text:span text:style-name="T18">console</text:span><text:span text:style-name="T24">.</text:span><text:span text:style-name="T27">log</text:span><text:span text:style-name="T24">(</text:span><text:span text:style-name="T33">typeof</text:span><text:span text:style-name="T24"> </text:span><text:span text:style-name="T18">weight</text:span><text:span text:style-name="T24">)</text:span></text:p>
      <text:p text:style-name="P89"/>
      <text:p text:style-name="P89">3. Declare uma variável e atribua valores para cada um dos dados:</text:p>
      <text:p text:style-name="P89">* name: String</text:p>
      <text:p text:style-name="P89">* age: Number (integer)</text:p>
      <text:p text:style-name="P89">* weight; Number (float)</text:p>
      <text:p text:style-name="P89">* isSubscribed: Boolean</text:p>
      <text:p text:style-name="P89"/>
      <text:p text:style-name="P48"><text:span text:style-name="T31">let</text:span> <text:span text:style-name="T16">name</text:span> = <text:span text:style-name="T28">'Thiago Carlos'</text:span></text:p>
      <text:p text:style-name="P53"><text:span text:style-name="T31">let</text:span> <text:span text:style-name="T16">age</text:span> = <text:span text:style-name="T37">33</text:span></text:p>
      <text:p text:style-name="P53"><text:span text:style-name="T31">let</text:span> <text:span text:style-name="T16">weight</text:span> = <text:span text:style-name="T37">92.1</text:span></text:p>
      <text:p text:style-name="P53"><text:span text:style-name="T31">let</text:span> <text:span text:style-name="T16">isSubscribed</text:span> = <text:span text:style-name="T31">true</text:span></text:p>
      <text:p text:style-name="P89"/>
      <text:p text:style-name="P89">4. A variável student abaixo é de que tipo de dados?</text:p>
      <text:p text:style-name="P67"><text:span text:style-name="T34">let</text:span><text:span text:style-name="T46"> </text:span><text:span text:style-name="T19">stud</text:span><text:span text:style-name="T20">e</text:span><text:span text:style-name="T19">nt</text:span><text:span text:style-name="T46"> = {</text:span>};</text:p>
      <text:p text:style-name="P67"><text:span text:style-name="T16">console</text:span>.<text:span text:style-name="T25">log</text:span>(<text:span text:style-name="T31">typeof</text:span> <text:span text:style-name="T16">stud</text:span><text:span text:style-name="T21">e</text:span><text:span text:style-name="T16">nt</text:span>)</text:p>
      <text:p text:style-name="P89"/>
      <text:p text:style-name="P89">4.1 Atribua a ela as mesmas propriedades e valores do exercício 3.</text:p>
      <text:p text:style-name="P48"><text:span text:style-name="T31">let</text:span> <text:span text:style-name="T16">stud</text:span><text:span text:style-name="T21">e</text:span><text:span text:style-name="T16">nt</text:span> = {</text:p>
      <text:p text:style-name="P53"><text:span text:style-name="T16"><text:tab/>name:</text:span> <text:span text:style-name="T28">'Thiago Carlos'</text:span>,</text:p>
      <text:p text:style-name="P53"><text:span text:style-name="T16"><text:tab/>age:</text:span> <text:span text:style-name="T37">33</text:span>,</text:p>
      <text:p text:style-name="P54"><text:span text:style-name="T16"><text:tab/>weight:</text:span> <text:span text:style-name="T37">92.1</text:span>,</text:p>
      <text:p text:style-name="P54"><text:span text:style-name="T16"><text:tab/>isSubscribed:</text:span> <text:span text:style-name="T31">true</text:span>,</text:p>
      <text:p text:style-name="P53">};</text:p>
      <text:p text:style-name="P48"><text:span text:style-name="T16">console</text:span>.<text:span text:style-name="T25">log</text:span>(<text:span text:style-name="T16">stud</text:span><text:span text:style-name="T21">e</text:span><text:span text:style-name="T16">nt</text:span>)</text:p>
      <text:p text:style-name="P89"><text:soft-page-break/>4.2 Mostre no console a seguinte mensagem:</text:p>
      <text:p text:style-name="P89">&lt;name&gt; de idade &lt;age&gt; pesa &lt;weight&gt; kg.</text:p>
      <text:p text:style-name="P89">Atenção, substitua &lt;name&gt; &lt;age&gt; e &lt;weight&gt; pelos valores de cada propriedade do objeto.</text:p>
      <text:p text:style-name="P89"/>
      <text:p text:style-name="P48"><text:span text:style-name="T16">console</text:span>.<text:span text:style-name="T25">log</text:span>(<text:span text:style-name="T28">`</text:span><text:span text:style-name="T31">${</text:span><text:span text:style-name="T16">stud</text:span><text:span text:style-name="T21">e</text:span><text:span text:style-name="T16">nt</text:span>.<text:span text:style-name="T16">name</text:span><text:span text:style-name="T31">}</text:span><text:span text:style-name="T28"> de idade </text:span><text:span text:style-name="T31">${</text:span><text:span text:style-name="T16">stud</text:span><text:span text:style-name="T21">e</text:span><text:span text:style-name="T16">nt</text:span>.<text:span text:style-name="T16">age</text:span><text:span text:style-name="T31">}</text:span><text:span text:style-name="T28"> pesa </text:span><text:span text:style-name="T31">${</text:span><text:span text:style-name="T16">stud</text:span><text:span text:style-name="T21">e</text:span><text:span text:style-name="T16">nt</text:span>.<text:span text:style-name="T16">weight</text:span><text:span text:style-name="T31">}</text:span><text:span text:style-name="T28"> kg.`</text:span>)</text:p>
      <text:p text:style-name="P89"/>
      <text:p text:style-name="P89">5. Declare uma variável do tipo Array, de nome students e atribua a ela nenhum valor, ou seja, somente o Array vazio.</text:p>
      <text:p text:style-name="P89"/>
      <text:p text:style-name="P48"><text:span text:style-name="T31">let</text:span> <text:span text:style-name="T16">stud</text:span><text:span text:style-name="T21">e</text:span><text:span text:style-name="T16">nts</text:span>=[]</text:p>
      <text:p text:style-name="P89"/>
      <text:p text:style-name="P89">6. Reatribua valor a variável acima colocando dentro dela o objeto student da questão 4. (Não copiar e colar o objeto, mas usar o objeto criado e inserir ele ao Array)</text:p>
      <text:p text:style-name="P89"/>
      <text:p text:style-name="P48"><text:span text:style-name="T31">let</text:span> <text:span text:style-name="T16">stud</text:span><text:span text:style-name="T21">e</text:span><text:span text:style-name="T16">nts</text:span> = [</text:p>
      <text:p text:style-name="P53"><text:span text:style-name="T28"><text:tab/></text:span><text:span text:style-name="T19">student</text:span></text:p>
      <text:p text:style-name="P53">]</text:p>
      <text:p text:style-name="P89"/>
      <text:p text:style-name="P89">7. Coloque no console o valor da posição zero do Array acima.</text:p>
      <text:p text:style-name="P89"/>
      <text:p text:style-name="P48"><text:span text:style-name="T16">console</text:span>.<text:span text:style-name="T25">log</text:span>(<text:span text:style-name="T16">stud</text:span><text:span text:style-name="T21">e</text:span><text:span text:style-name="T16">nts</text:span>[<text:span text:style-name="T37">0</text:span>])</text:p>
      <text:p text:style-name="P89"/>
      <text:p text:style-name="P89">8. Crie um novo student e coloque na posição 1 do Array students.</text:p>
      <text:p text:style-name="P89"/>
      <text:p text:style-name="P67"><text:span text:style-name="T31">let</text:span> <text:span text:style-name="T16">student2</text:span> = {</text:p>
      <text:p text:style-name="P53"><text:span text:style-name="T16">name:</text:span> <text:span text:style-name="T28">'Limeira'</text:span>,</text:p>
      <text:p text:style-name="P53"><text:span text:style-name="T16">age:</text:span> <text:span text:style-name="T37">21</text:span>,</text:p>
      <text:p text:style-name="P53"><text:span text:style-name="T16">weight:</text:span> <text:span text:style-name="T37">50</text:span></text:p>
      <text:p text:style-name="P53">}</text:p>
      <text:p text:style-name="P73"/>
      <text:p text:style-name="P53"><text:span text:style-name="T16">students</text:span>[<text:span text:style-name="T37">1</text:span>] = <text:span text:style-name="T16">student2</text:span></text:p>
      <text:p text:style-name="P73"/>
      <text:p text:style-name="P53"><text:span text:style-name="T16">console</text:span>.<text:span text:style-name="T25">log</text:span>(<text:span text:style-name="T16">students</text:span>)</text:p>
      <text:p text:style-name="P53"><text:span text:style-name="T16">console</text:span>.<text:span text:style-name="T25">log</text:span>(<text:span text:style-name="T16">students</text:span>[<text:span text:style-name="T37">0</text:span>])</text:p>
      <text:p text:style-name="P53"><text:span text:style-name="T16">console</text:span>.<text:span text:style-name="T25">log</text:span>(<text:span text:style-name="T16">students</text:span>[<text:span text:style-name="T37">1</text:span>])</text:p>
      <text:p text:style-name="P89"/>
      <text:p text:style-name="P89">9. Sem rodar o código responda qual é a resposta do código e porque? Após sua resposta, rode o código e veja se você acertou.</text:p>
      <text:p text:style-name="P89"/>
      <text:p text:style-name="P48"><text:span text:style-name="T16">console</text:span>.<text:span text:style-name="T25">log</text:span>(<text:span text:style-name="T16">a</text:span>)</text:p>
      <text:p text:style-name="P53"><text:span text:style-name="T31">var</text:span> <text:span text:style-name="T16">a</text:span> = <text:span text:style-name="T37">1</text:span></text:p>
      <text:p text:style-name="P112"/>
      <text:p text:style-name="P117">Guias estelares</text:p>
      <text:p text:style-name="P35"><text:span text:style-name="T1">O guia estelar de </text:span><text:span text:style-name="T2">JavaScript</text:span></text:p>
      <text:p text:style-name="P107">Funções</text:p>
      <text:list xml:id="list2199970982" text:style-name="L25">
        <text:list-item>
          <text:p text:style-name="P159">Functions</text:p>
        </text:list-item>
      </text:list>
      <text:list xml:id="list1901794034" text:style-name="L26">
        <text:list-item>
          <text:p text:style-name="P163">criar um aplicativos de frases motivacionais</text:p>
        </text:list-item>
        <text:list-item>
          <text:p text:style-name="P163">Finalidade - agrupamento de código, reutilização de código e dá significado.</text:p>
        </text:list-item>
        <text:list-item>
          <text:p text:style-name="P163">declaration - declaração da função</text:p>
        </text:list-item>
        <text:list-item>
          <text:p text:style-name="P163">function statement</text:p>
        </text:list-item>
      </text:list>
      <text:p text:style-name="P92"/>
      <text:p text:style-name="P55"><text:span text:style-name="T31">function</text:span> <text:span text:style-name="T25">createPhrases</text:span>(){</text:p>
      <text:p text:style-name="P53"><text:span text:style-name="T16">console</text:span>.<text:span text:style-name="T25">log</text:span>(<text:span text:style-name="T28">'Estudar é muito bom'</text:span>)</text:p>
      <text:p text:style-name="P53"><text:span text:style-name="T16">console</text:span>.<text:span text:style-name="T25">log</text:span>(<text:span text:style-name="T28">'Paciência e persistência'</text:span>)</text:p>
      <text:p text:style-name="P53"><text:span text:style-name="T16">console</text:span>.<text:span text:style-name="T25">log</text:span>(<text:span text:style-name="T28">'Revisão é a mãe do aprendizado'</text:span>)</text:p>
      <text:p text:style-name="P53">}</text:p>
      <text:p text:style-name="P92"/>
      <text:p text:style-name="P92">// executar a função</text:p>
      <text:p text:style-name="P92">// rodar, chamar, invocar</text:p>
      <text:p text:style-name="P92">// execute, run, call, invoke</text:p>
      <text:p text:style-name="P92"/>
      <text:p text:style-name="P55"><text:span text:style-name="T25">createPhrases</text:span>()</text:p>
      <text:p text:style-name="P73"><text:span text:style-name="T18">console</text:span><text:span text:style-name="T24">.</text:span><text:span text:style-name="T27">log</text:span><text:span text:style-name="T24">(</text:span><text:span text:style-name="T29">'fim do programa'</text:span><text:span text:style-name="T24">)</text:span></text:p>
      <text:p text:style-name="P92"/>
      <text:list xml:id="list75602190925137" text:continue-list="list2199970982" text:style-name="L25">
        <text:list-item>
          <text:p text:style-name="P159">Argumentos e parâmetros</text:p>
        </text:list-item>
      </text:list>
      <text:p text:style-name="P90">// function expression</text:p>
      <text:p text:style-name="P90">// function anonymous</text:p>
      <text:p text:style-name="P90">// parâmetros (parameters<text:span text:style-name="T47">)</text:span></text:p>
      <text:p text:style-name="P90"/>
      <text:p text:style-name="P49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3"><text:span text:style-name="T16">console</text:span>.<text:span text:style-name="T25">log</text:span>(<text:span text:style-name="T16">number1</text:span> + <text:span text:style-name="T16">number2</text:span>)</text:p>
      <text:p text:style-name="P53">}</text:p>
      <text:p text:style-name="P73"/>
      <text:p text:style-name="P53"><text:span text:style-name="T25">sum</text:span>(<text:span text:style-name="T37">2</text:span>, <text:span text:style-name="T37">3</text:span>) <text:span text:style-name="T35">// arguments - argumentos</text:span></text:p>
      <text:p text:style-name="P90"/>
      <text:list xml:id="list75600831613669" text:continue-numbering="true" text:style-name="L25">
        <text:list-item>
          <text:p text:style-name="P159">Retornando valores dentro da função</text:p>
        </text:list-item>
      </text:list>
      <text:p text:style-name="P91">// function expression</text:p>
      <text:p text:style-name="P91">// function anonymous</text:p>
      <text:p text:style-name="P91">// parâmetros (parameters<text:span text:style-name="T47">)</text:span></text:p>
      <text:p text:style-name="P91"/>
      <text:p text:style-name="P49"><text:span text:style-name="T31">let</text:span> <text:span text:style-name="T16">total</text:span> = <text:span text:style-name="T37">0</text:span></text:p>
      <text:p text:style-name="P53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3"><text:span text:style-name="T31"><text:tab/>let</text:span> <text:span text:style-name="T16">total</text:span> = <text:span text:style-name="T16">number1</text:span> + <text:span text:style-name="T16">number2</text:span></text:p>
      <text:p text:style-name="P53"><text:span text:style-name="T48"><text:tab/>return</text:span> <text:span text:style-name="T16">total</text:span></text:p>
      <text:p text:style-name="P53">}</text:p>
      <text:p text:style-name="P73"/>
      <text:p text:style-name="P53"><text:span text:style-name="T31">let</text:span> <text:span text:style-name="T16">number1</text:span> = <text:span text:style-name="T37">34</text:span></text:p>
      <text:p text:style-name="P53"><text:span text:style-name="T31">let</text:span> <text:span text:style-name="T16">number2</text:span> = <text:span text:style-name="T37">25</text:span></text:p>
      <text:p text:style-name="P73"/>
      <text:p text:style-name="P53"><text:span text:style-name="T16">console</text:span>.<text:span text:style-name="T25">log</text:span>(<text:span text:style-name="T28">`o número 1 é </text:span><text:span text:style-name="T31">${</text:span><text:span text:style-name="T16">number1</text:span><text:span text:style-name="T31">}</text:span><text:span text:style-name="T28">`</text:span>)</text:p>
      <text:p text:style-name="P53"><text:span text:style-name="T16">console</text:span>.<text:span text:style-name="T25">log</text:span>(<text:span text:style-name="T28">`o número 2 é </text:span><text:span text:style-name="T31">${</text:span><text:span text:style-name="T16">number2</text:span><text:span text:style-name="T31">}</text:span><text:span text:style-name="T28">`</text:span>)</text:p>
      <text:p text:style-name="P53"><text:soft-page-break/><text:span text:style-name="T16">console</text:span>.<text:span text:style-name="T25">log</text:span>(<text:span text:style-name="T28">`a soma é </text:span><text:span text:style-name="T31">${</text:span><text:span text:style-name="T25">sum</text:span>(<text:span text:style-name="T16">number1</text:span>, <text:span text:style-name="T16">number2</text:span>)<text:span text:style-name="T31">}</text:span><text:span text:style-name="T28">`</text:span>)</text:p>
      <text:p text:style-name="P53"><text:span text:style-name="T16">console</text:span>.<text:span text:style-name="T25">log</text:span>(<text:span text:style-name="T16">total</text:span>)</text:p>
      <text:p text:style-name="P90"/>
      <text:list xml:id="list75601283293828" text:continue-numbering="true" text:style-name="L25">
        <text:list-item>
          <text:p text:style-name="P159"><text:span text:style-name="T49">O</text:span>utra maneira de entender funções</text:p>
        </text:list-item>
      </text:list>
      <text:p text:style-name="P90"/>
      <text:p text:style-name="P81">// Função é um liquidificador</text:p>
      <text:p text:style-name="P73"/>
      <text:p text:style-name="P53"><text:span text:style-name="T31">function</text:span> <text:span text:style-name="T25">fazerSuco</text:span>(<text:span text:style-name="T16">fruta1</text:span>, <text:span text:style-name="T16">fruta2</text:span>){</text:p>
      <text:p text:style-name="P53"><text:span text:style-name="T48"><text:tab/>return</text:span> <text:span text:style-name="T28">'suco de : '</text:span> + <text:span text:style-name="T16">fruta1</text:span> + <text:span text:style-name="T16">fruta2</text:span></text:p>
      <text:p text:style-name="P53">}</text:p>
      <text:p text:style-name="P53"><text:span text:style-name="T31">const</text:span> <text:span text:style-name="T40">copo</text:span> = <text:span text:style-name="T25">fazerSuco</text:span>(<text:span text:style-name="T28">'banana'</text:span>, <text:span text:style-name="T28">'maçã'</text:span>)</text:p>
      <text:p text:style-name="P53"><text:span text:style-name="T16">console</text:span>.<text:span text:style-name="T25">log</text:span>(<text:span text:style-name="T40">copo</text:span>)</text:p>
      <text:p text:style-name="P90"/>
      <text:list xml:id="list75600898949460" text:continue-numbering="true" text:style-name="L25">
        <text:list-item>
          <text:p text:style-name="P159">Function scope</text:p>
        </text:list-item>
      </text:list>
      <text:p text:style-name="P90"/>
      <text:p text:style-name="P81">// function scope</text:p>
      <text:p text:style-name="P53"><text:span text:style-name="T31">let</text:span> <text:span text:style-name="T16">subject</text:span> = <text:span text:style-name="T28">'math'</text:span></text:p>
      <text:p text:style-name="P73"/>
      <text:p text:style-name="P53"><text:span text:style-name="T31">function</text:span> <text:span text:style-name="T25">createThink</text:span>(<text:span text:style-name="T16">subject</text:span>) {</text:p>
      <text:p text:style-name="P53"><text:span text:style-name="T16"><text:tab/>subject</text:span> = <text:span text:style-name="T28">'study'</text:span></text:p>
      <text:p text:style-name="P53"><text:span text:style-name="T48"><text:tab/>return</text:span> <text:span text:style-name="T16">subject</text:span></text:p>
      <text:p text:style-name="P53">}</text:p>
      <text:p text:style-name="P73"/>
      <text:p text:style-name="P53"><text:span text:style-name="T16">console</text:span>.<text:span text:style-name="T25">log</text:span>(<text:span text:style-name="T16">subject</text:span>)</text:p>
      <text:p text:style-name="P53"><text:span text:style-name="T16">console</text:span>.<text:span text:style-name="T25">log</text:span>(<text:span text:style-name="T25">createThink</text:span>(<text:span text:style-name="T16">subject</text:span>))</text:p>
      <text:p text:style-name="P53"><text:span text:style-name="T16">console</text:span>.<text:span text:style-name="T25">log</text:span>(<text:span text:style-name="T16">subject</text:span>)</text:p>
      <text:p text:style-name="P90"/>
      <text:list xml:id="list75602204955893" text:continue-numbering="true" text:style-name="L25">
        <text:list-item>
          <text:p text:style-name="P159">Function Hoisting</text:p>
        </text:list-item>
      </text:list>
      <text:p text:style-name="P93">A função foi chamada antes de ser executada <text:span text:style-name="T50">e mesmo assim não ocorreu bag. Isso porque o JS executou ela como hoisting.</text:span></text:p>
      <text:p text:style-name="P93"/>
      <text:p text:style-name="P81">// function hoisting</text:p>
      <text:p text:style-name="P73"/>
      <text:p text:style-name="P53"><text:span text:style-name="T25">sayMyName</text:span>();</text:p>
      <text:p text:style-name="P73"/>
      <text:p text:style-name="P53"><text:span text:style-name="T31">function</text:span> <text:span text:style-name="T25">sayMyName</text:span>(){</text:p>
      <text:p text:style-name="P53"><text:span text:style-name="T16"><text:tab/>console</text:span>.<text:span text:style-name="T25">log</text:span>(<text:span text:style-name="T28">'Thiago'</text:span>)</text:p>
      <text:p text:style-name="P53">}</text:p>
      <text:p text:style-name="P90"/>
      <text:list xml:id="list75602085850692" text:continue-numbering="true" text:style-name="L25">
        <text:list-item>
          <text:p text:style-name="P159">Arrow function</text:p>
        </text:list-item>
      </text:list>
      <text:p text:style-name="P94">Arrow ‘<text:span text:style-name="T15">=&gt;</text:span>’ maneira mais simples de se escrever uma função.</text:p>
      <text:p text:style-name="P94"/>
      <text:p text:style-name="P81">// arrow function</text:p>
      <text:p text:style-name="P73"/>
      <text:p text:style-name="P53"><text:span text:style-name="T31">const</text:span> <text:span text:style-name="T25">sayMyName</text:span> = () <text:span text:style-name="T31">=&gt;</text:span> {</text:p>
      <text:p text:style-name="P53"><text:span text:style-name="T16"><text:tab/>console</text:span>.<text:span text:style-name="T25">log</text:span>(<text:span text:style-name="T28">'Thiago'</text:span>)</text:p>
      <text:p text:style-name="P53">}</text:p>
      <text:p text:style-name="P73"/>
      <text:p text:style-name="P53"><text:span text:style-name="T25">sayMyName</text:span>()</text:p>
      <text:p text:style-name="P73"/>
      <text:p text:style-name="P53"><text:span text:style-name="T31">const</text:span> <text:span text:style-name="T25">sayMyNickName</text:span> = (<text:span text:style-name="T16">nickname</text:span>) <text:span text:style-name="T31">=&gt;</text:span> {</text:p>
      <text:p text:style-name="P53"><text:soft-page-break/><text:span text:style-name="T16"><text:tab/>console</text:span>.<text:span text:style-name="T25">log</text:span>(<text:span text:style-name="T16">nickname</text:span>)</text:p>
      <text:p text:style-name="P53">}</text:p>
      <text:p text:style-name="P73"/>
      <text:p text:style-name="P53"><text:span text:style-name="T25">sayMyNickName</text:span>(<text:span text:style-name="T28">'Carlos'</text:span>)</text:p>
      <text:p text:style-name="P90"/>
      <text:list xml:id="list75601791364427" text:continue-numbering="true" text:style-name="L25">
        <text:list-item>
          <text:p text:style-name="P159">Callback Function</text:p>
        </text:list-item>
      </text:list>
      <text:p text:style-name="P95">Quando invoco uma função e passo como parâmetro outra função.</text:p>
      <text:p text:style-name="P90"/>
      <text:p text:style-name="P81">// callback function</text:p>
      <text:p text:style-name="P53"><text:span text:style-name="T31">function</text:span> <text:span text:style-name="T25">sayMyName</text:span>(<text:span text:style-name="T16">name</text:span>) {</text:p>
      <text:p text:style-name="P53"><text:span text:style-name="T16"><text:tab/>console</text:span>.<text:span text:style-name="T25">log</text:span>(<text:span text:style-name="T28">'antes de executar a funcao callback'</text:span>)</text:p>
      <text:p text:style-name="P53"><text:span text:style-name="T25"><text:tab/>name</text:span>()</text:p>
      <text:p text:style-name="P53"><text:span text:style-name="T16"><text:tab/>console</text:span>.<text:span text:style-name="T25">log</text:span>(<text:span text:style-name="T28">'depois de executar a callback'</text:span>)</text:p>
      <text:p text:style-name="P53">}</text:p>
      <text:p text:style-name="P73"/>
      <text:p text:style-name="P53"><text:span text:style-name="T25">sayMyName</text:span>(</text:p>
      <text:p text:style-name="P53"><text:tab/>() <text:span text:style-name="T31">=&gt;</text:span> {</text:p>
      <text:p text:style-name="P53"><text:span text:style-name="T16"><text:tab/><text:tab/>console</text:span>.<text:span text:style-name="T25">log</text:span>(<text:span text:style-name="T28">'estou em uma callback'</text:span>)</text:p>
      <text:p text:style-name="P53">}</text:p>
      <text:p text:style-name="P53">)</text:p>
      <text:p text:style-name="P90"/>
      <text:list xml:id="list75602172006572" text:continue-numbering="true" text:style-name="L25">
        <text:list-item>
          <text:p text:style-name="P159">Funções construtoras</text:p>
        </text:list-item>
      </text:list>
      <text:p text:style-name="P90"/>
      <text:p text:style-name="P81">/*</text:p>
      <text:p text:style-name="P82">Function() constructor</text:p>
      <text:p text:style-name="P82">* expressão new</text:p>
      <text:p text:style-name="P82">* criar um novo objeto</text:p>
      <text:p text:style-name="P82">* this keyword</text:p>
      <text:p text:style-name="P82">*/</text:p>
      <text:p text:style-name="P73"/>
      <text:p text:style-name="P53"><text:span text:style-name="T31">function</text:span> <text:span text:style-name="T42">Person</text:span>(<text:span text:style-name="T16">name</text:span>) {</text:p>
      <text:p text:style-name="P53"><text:span text:style-name="T31"><text:tab/>this</text:span>.<text:span text:style-name="T16">name</text:span> = <text:span text:style-name="T16">name</text:span></text:p>
      <text:p text:style-name="P53"><text:span text:style-name="T31"><text:tab/>this</text:span>.<text:span text:style-name="T25">walk</text:span> = <text:span text:style-name="T31">function</text:span> () {</text:p>
      <text:p text:style-name="P53"><text:span text:style-name="T48"><text:tab/><text:tab/>return</text:span> <text:span text:style-name="T31">this</text:span>.<text:span text:style-name="T16">name</text:span> + <text:span text:style-name="T28">' is walking'</text:span></text:p>
      <text:p text:style-name="P53">}</text:p>
      <text:p text:style-name="P53">}</text:p>
      <text:p text:style-name="P53"><text:span text:style-name="T31">const</text:span> <text:span text:style-name="T40">thiago</text:span> = <text:span text:style-name="T31">new</text:span> <text:span text:style-name="T42">Person</text:span>(<text:span text:style-name="T28">'Thiago'</text:span>)</text:p>
      <text:p text:style-name="P53"><text:span text:style-name="T31">const</text:span> <text:span text:style-name="T40">joao</text:span> = <text:span text:style-name="T31">new</text:span> <text:span text:style-name="T42">Person</text:span>(<text:span text:style-name="T28">'Joao'</text:span>)</text:p>
      <text:p text:style-name="P53"><text:span text:style-name="T16">console</text:span>.<text:span text:style-name="T25">log</text:span>(<text:span text:style-name="T40">thiago</text:span>.<text:span text:style-name="T25">walk</text:span>())</text:p>
      <text:p text:style-name="P53"><text:span text:style-name="T16">console</text:span>.<text:span text:style-name="T25">log</text:span>(<text:span text:style-name="T40">joao</text:span>.<text:span text:style-name="T25">walk</text:span>())</text:p>
      <text:p text:style-name="P73"/>
      <text:p text:style-name="P53"><text:span text:style-name="T31">let</text:span> <text:span text:style-name="T16">nickname</text:span> = <text:span text:style-name="T31">new</text:span> <text:span text:style-name="T42">String</text:span>(<text:span text:style-name="T28">'limeira'</text:span>)</text:p>
      <text:p text:style-name="P53"><text:span text:style-name="T16">console</text:span>.<text:span text:style-name="T25">log</text:span>(<text:span text:style-name="T16">nickname</text:span>)</text:p>
      <text:p text:style-name="P110"/>
      <text:p text:style-name="P118">Guias estelares</text:p>
      <text:p text:style-name="P36"><text:span text:style-name="T1">O guia estelar de </text:span><text:span text:style-name="T2">JavaScript</text:span></text:p>
      <text:p text:style-name="P108">Manipulando dados</text:p>
      <text:list xml:id="list1390346115" text:style-name="L27">
        <text:list-item>
          <text:p text:style-name="P161">Prototype</text:p>
        </text:list-item>
      </text:list>
      <text:p text:style-name="P106">Prototype</text:p>
      <text:p text:style-name="P105"><text:tab/>* prototype-based language</text:p>
      <text:p text:style-name="P105"><text:tab/>* prototype chain</text:p>
      <text:p text:style-name="P105"><text:tab/>* <text:span text:style-name="T15">__proto__</text:span></text:p>
      <text:p text:style-name="P105"/>
      <text:p text:style-name="P105">Cada tipo de dado é encapsulado por um objeto que já tem uma propriedade chamada “<text:span text:style-name="T15">__proto__</text:span>”. Podemos acessar as propriedades que são criadas em cada tipo de objeto, declarando o mesmo, em seguida adicionando um ponto e o nome da função a ser chamada. Ex.: <text:span text:style-name="T15">“thiago”.length</text:span></text:p>
      <text:p text:style-name="P105"/>
      <text:list xml:id="list75602469552137" text:continue-numbering="true" text:style-name="L27">
        <text:list-item>
          <text:p text:style-name="P161">Type conversion coersion</text:p>
        </text:list-item>
      </text:list>
      <text:list xml:id="list4191769129" text:style-name="L28">
        <text:list-item>
          <text:p text:style-name="P187"><text:span text:style-name="T51">Type conversion (typecasting) v</text:span><text:span text:style-name="T52">s</text:span><text:span text:style-name="T51"> Type coersion</text:span></text:p>
        </text:list-item>
        <text:list-item>
          <text:p text:style-name="P175">Alteração de um tipo de dado para outro tipo</text:p>
          <text:list>
            <text:list-item>
              <text:p text:style-name="P187"><text:span text:style-name="T57">type conversion</text:span><text:span text:style-name="T51"> - explicitamente altera um tipo de dado para outro. </text:span><text:span text:style-name="T52">C</text:span><text:span text:style-name="T51">apacidade do programador de realizar a troca.</text:span></text:p>
            </text:list-item>
            <text:list-item>
              <text:p text:style-name="P187"><text:span text:style-name="T57">type coersion</text:span><text:span text:style-name="T51"> - JS implicitamente realizando essa troca. capacidade do JS de força</text:span><text:span text:style-name="T52">r</text:span><text:span text:style-name="T51"> uma troca.</text:span></text:p>
            </text:list-item>
          </text:list>
        </text:list-item>
      </text:list>
      <text:p text:style-name="P99"/>
      <text:p text:style-name="P56"><text:span text:style-name="T16">console</text:span>.<text:span text:style-name="T25">log</text:span>(<text:span text:style-name="T28">'9'</text:span> + <text:span text:style-name="T37">5</text:span>) <text:span text:style-name="T35">// coersion</text:span></text:p>
      <text:p text:style-name="P73"><text:span text:style-name="T18">console</text:span><text:span text:style-name="T24">.</text:span><text:span text:style-name="T27">log</text:span><text:span text:style-name="T24">(</text:span><text:span text:style-name="T43">Number</text:span><text:span text:style-name="T24">(</text:span><text:span text:style-name="T29">'9'</text:span><text:span text:style-name="T24">) + </text:span><text:span text:style-name="T38">5</text:span><text:span text:style-name="T24">) </text:span><text:span text:style-name="T36">//conversion</text:span></text:p>
      <text:p text:style-name="P98"/>
      <text:list xml:id="list75602679737195" text:continue-list="list75602469552137" text:style-name="L27">
        <text:list-item>
          <text:p text:style-name="P161">Strings em números</text:p>
        </text:list-item>
      </text:list>
      <text:list xml:id="list65427009" text:style-name="L29">
        <text:list-item>
          <text:p text:style-name="P176">Manipulando Strings e Números:</text:p>
        </text:list-item>
        <text:list-item>
          <text:p text:style-name="P176">Transformar String em Número e Número em String.</text:p>
        </text:list-item>
      </text:list>
      <text:p text:style-name="P98"/>
      <text:p text:style-name="P50"><text:span text:style-name="T31">let</text:span> <text:span text:style-name="T16">string</text:span> = <text:span text:style-name="T28">"123"</text:span></text:p>
      <text:p text:style-name="P53"><text:span text:style-name="T31">let</text:span> <text:span text:style-name="T16">number</text:span> = <text:span text:style-name="T37">321</text:span></text:p>
      <text:p text:style-name="P53"><text:span text:style-name="T16">console</text:span>.<text:span text:style-name="T25">log</text:span>(<text:span text:style-name="T42">Number</text:span>(<text:span text:style-name="T16">string</text:span>))</text:p>
      <text:p text:style-name="P53"><text:span text:style-name="T16">console</text:span>.<text:span text:style-name="T25">log</text:span>(<text:span text:style-name="T42">String</text:span>(<text:span text:style-name="T16">number</text:span>))</text:p>
      <text:p text:style-name="P98"/>
      <text:list xml:id="list75602779973498" text:continue-list="list75602679737195" text:style-name="L27">
        <text:list-item>
          <text:p text:style-name="P161">Contando caracteres e digitos</text:p>
        </text:list-item>
      </text:list>
      <text:list xml:id="list3876019043" text:style-name="L30">
        <text:list-item>
          <text:p text:style-name="P177">Manipulando Strings e Números:</text:p>
        </text:list-item>
        <text:list-item>
          <text:p text:style-name="P188"><text:span text:style-name="T51">Contar quantos caracteres tem uma palavra e quantos dígitos tem um númer</text:span><text:span text:style-name="T53">o</text:span><text:span text:style-name="T51">.</text:span></text:p>
        </text:list-item>
      </text:list>
      <text:p text:style-name="P98"/>
      <text:p text:style-name="P50"><text:span text:style-name="T31">let</text:span> <text:span text:style-name="T16">word</text:span> = <text:span text:style-name="T28">"Nabucodonozor"</text:span></text:p>
      <text:p text:style-name="P53"><text:span text:style-name="T16">console</text:span>.<text:span text:style-name="T25">log</text:span>(<text:span text:style-name="T16">word</text:span>.<text:span text:style-name="T40">length</text:span>)</text:p>
      <text:p text:style-name="P53"><text:span text:style-name="T31">let</text:span> <text:span text:style-name="T16">number</text:span> = <text:span text:style-name="T37">1234</text:span></text:p>
      <text:p text:style-name="P53"><text:span text:style-name="T16">console</text:span>.<text:span text:style-name="T25">log</text:span>(<text:span text:style-name="T42">String</text:span>(<text:span text:style-name="T16">number</text:span>).<text:span text:style-name="T40">length</text:span>)</text:p>
      <text:p text:style-name="P98"/>
      <text:list xml:id="list75601101075558" text:continue-list="list75602779973498" text:style-name="L27">
        <text:list-item>
          <text:p text:style-name="P161">Casas decimais</text:p>
        </text:list-item>
      </text:list>
      <text:list xml:id="list1050490431" text:style-name="L31">
        <text:list-item>
          <text:p text:style-name="P178">Manipulando Strings e Números:</text:p>
        </text:list-item>
        <text:list-item>
          <text:p text:style-name="P189"><text:span text:style-name="T54">T</text:span><text:span text:style-name="T51">ransformar um número quebrado com 2 casas decimais e trocar ponto por vírgula.</text:span></text:p>
        </text:list-item>
      </text:list>
      <text:p text:style-name="P98"/>
      <text:p text:style-name="P50"><text:soft-page-break/><text:span text:style-name="T31">let</text:span> <text:span text:style-name="T16">number</text:span> = <text:span text:style-name="T37">345.423409784059234</text:span></text:p>
      <text:p text:style-name="P53"><text:span text:style-name="T16">console</text:span>.<text:span text:style-name="T25">log</text:span>(<text:span text:style-name="T16">number</text:span>.<text:span text:style-name="T25">toFixed</text:span>(<text:span text:style-name="T37">2</text:span>).<text:span text:style-name="T25">replace</text:span>(<text:span text:style-name="T28">"."</text:span>, <text:span text:style-name="T28">","</text:span>))</text:p>
      <text:p text:style-name="P98"/>
      <text:list xml:id="list75601371166170" text:continue-list="list75601101075558" text:style-name="L27">
        <text:list-item>
          <text:p text:style-name="P161">Maiúsculas e minúsculas</text:p>
        </text:list-item>
      </text:list>
      <text:list xml:id="list822918515" text:style-name="L32">
        <text:list-item>
          <text:p text:style-name="P179">Manipulando Strings e Números:</text:p>
        </text:list-item>
        <text:list-item>
          <text:p text:style-name="P179">Transforme letras minúsculas em maiúsculas. Faça o contraŕio disso também.</text:p>
        </text:list-item>
      </text:list>
      <text:p text:style-name="P100"/>
      <text:p text:style-name="P57"><text:span text:style-name="T31">let</text:span> <text:span text:style-name="T16">word</text:span> = <text:span text:style-name="T28">"Programar é muito bacana!"</text:span></text:p>
      <text:p text:style-name="P53"><text:span text:style-name="T16">console</text:span>.<text:span text:style-name="T25">log</text:span>(<text:span text:style-name="T16">word</text:span>.<text:span text:style-name="T25">toLowerCase</text:span>()) <text:span text:style-name="T35">// minúsculo</text:span></text:p>
      <text:p text:style-name="P73"><text:span text:style-name="T18">console</text:span><text:span text:style-name="T24">.</text:span><text:span text:style-name="T27">log</text:span><text:span text:style-name="T24">(</text:span><text:span text:style-name="T18">word</text:span><text:span text:style-name="T24">.</text:span><text:span text:style-name="T27">toUpperCase</text:span><text:span text:style-name="T24">()) </text:span><text:span text:style-name="T36">// maiúsculo</text:span></text:p>
      <text:p text:style-name="P100"/>
      <text:list xml:id="list75602582445004" text:continue-list="list75601371166170" text:style-name="L27">
        <text:list-item>
          <text:p text:style-name="P161">Separando strings</text:p>
        </text:list-item>
      </text:list>
      <text:list xml:id="list2326117513" text:style-name="L33">
        <text:list-item>
          <text:p text:style-name="P180">Manipulando Strings e Números:</text:p>
        </text:list-item>
        <text:list-item>
          <text:p text:style-name="P180">Separe um texto que contém espaços, em um novo array onde cada texto é uma posição do array. Depois disso, transforme o array em um texto e onde eram espaços, coloque _ .</text:p>
        </text:list-item>
      </text:list>
      <text:p text:style-name="P101"/>
      <text:p text:style-name="P58"><text:span text:style-name="T31">let</text:span> <text:span text:style-name="T16">phrase</text:span> = <text:span text:style-name="T28">"O rato roeu a roupa do rei de roma"</text:span></text:p>
      <text:p text:style-name="P53"><text:span text:style-name="T31">let</text:span> <text:span text:style-name="T16">myArray</text:span> = <text:span text:style-name="T16">phrase</text:span>.<text:span text:style-name="T25">split</text:span>(<text:span text:style-name="T28">" "</text:span>)</text:p>
      <text:p text:style-name="P53"><text:span text:style-name="T16">console</text:span>.<text:span text:style-name="T25">log</text:span>(<text:span text:style-name="T16">phrase</text:span>)</text:p>
      <text:p text:style-name="P53"><text:span text:style-name="T16">console</text:span>.<text:span text:style-name="T25">log</text:span>(<text:span text:style-name="T16">myArray</text:span>)</text:p>
      <text:p text:style-name="P53"><text:span text:style-name="T31">let</text:span> <text:span text:style-name="T16">phraseWithUnderscore</text:span> = <text:span text:style-name="T16">myArray</text:span>.<text:span text:style-name="T25">join</text:span>(<text:span text:style-name="T28">"_"</text:span>)</text:p>
      <text:p text:style-name="P73"><text:span text:style-name="T18">console</text:span><text:span text:style-name="T24">.</text:span><text:span text:style-name="T27">log</text:span><text:span text:style-name="T24">(</text:span><text:span text:style-name="T18">phraseWithUnderscore</text:span><text:span text:style-name="T24">)</text:span></text:p>
      <text:p text:style-name="P101"/>
      <text:list xml:id="list75602665990094" text:continue-list="list75602582445004" text:style-name="L27">
        <text:list-item>
          <text:p text:style-name="P161">Encontrando palavras em frases</text:p>
        </text:list-item>
      </text:list>
      <text:list xml:id="list4209642894" text:style-name="L34">
        <text:list-item>
          <text:p text:style-name="P181">Manipulando Strings e Números</text:p>
        </text:list-item>
        <text:list-item>
          <text:p text:style-name="P181">Verificar se o texto contém a palavra Amor.</text:p>
        </text:list-item>
        <text:list-item>
          <text:p text:style-name="P181">.includes() é case sencitive</text:p>
        </text:list-item>
      </text:list>
      <text:p text:style-name="P102"/>
      <text:p text:style-name="P59"><text:span text:style-name="T31">let</text:span> <text:span text:style-name="T16">phrase</text:span> = <text:span text:style-name="T28">"Eu que viver o Amor!"</text:span></text:p>
      <text:p text:style-name="P73"><text:span text:style-name="T18">console</text:span><text:span text:style-name="T24">.</text:span><text:span text:style-name="T27">log</text:span><text:span text:style-name="T24">(</text:span><text:span text:style-name="T18">phrase</text:span><text:span text:style-name="T24">.</text:span><text:span text:style-name="T27">includes</text:span><text:span text:style-name="T24">(</text:span><text:span text:style-name="T29">"Amor"</text:span><text:span text:style-name="T24">))</text:span></text:p>
      <text:p text:style-name="P102"/>
      <text:list xml:id="list75602719908717" text:continue-list="list75602665990094" text:style-name="L27">
        <text:list-item>
          <text:p text:style-name="P161">Criando array com construtor</text:p>
        </text:list-item>
      </text:list>
      <text:list xml:id="list643957966" text:style-name="L35">
        <text:list-item>
          <text:p text:style-name="P182">Manipulando Arrays:</text:p>
        </text:list-item>
        <text:list-item>
          <text:p text:style-name="P182">Criar Array com construtor</text:p>
        </text:list-item>
      </text:list>
      <text:p text:style-name="P103"/>
      <text:p text:style-name="P60"><text:span text:style-name="T31">let</text:span> <text:span text:style-name="T16">myArray1</text:span> = [<text:span text:style-name="T28">'a'</text:span>, <text:span text:style-name="T28">'b'</text:span>, <text:span text:style-name="T28">'c'</text:span>]</text:p>
      <text:p text:style-name="P53"><text:span text:style-name="T16">console</text:span>.<text:span text:style-name="T25">log</text:span>(<text:span text:style-name="T16">myArray1</text:span>)</text:p>
      <text:p text:style-name="P53"><text:span text:style-name="T31">let</text:span> <text:span text:style-name="T16">myArray2</text:span> = <text:span text:style-name="T31">new</text:span> <text:span text:style-name="T42">Array</text:span>(<text:span text:style-name="T28">'d'</text:span>, <text:span text:style-name="T28">'e'</text:span>, <text:span text:style-name="T28">'f'</text:span>)</text:p>
      <text:p text:style-name="P53"><text:span text:style-name="T16">console</text:span>.<text:span text:style-name="T25">log</text:span>(<text:span text:style-name="T16">myArray2</text:span>)</text:p>
      <text:p text:style-name="P53"><text:span text:style-name="T31">let</text:span> <text:span text:style-name="T16">myArray3</text:span> = <text:span text:style-name="T31">new</text:span> <text:span text:style-name="T42">Array</text:span>(<text:span text:style-name="T37">10</text:span>)</text:p>
      <text:p text:style-name="P73"><text:span text:style-name="T18">console</text:span><text:span text:style-name="T24">.</text:span><text:span text:style-name="T27">log</text:span><text:span text:style-name="T24">(</text:span><text:span text:style-name="T18">myArray3</text:span><text:span text:style-name="T24">)</text:span></text:p>
      <text:p text:style-name="P103"/>
      <text:list xml:id="list75602728862291" text:continue-list="list75602719908717" text:style-name="L27">
        <text:list-item>
          <text:p text:style-name="P161">Elementos do Array</text:p>
        </text:list-item>
      </text:list>
      <text:list xml:id="list1947116078" text:style-name="L36">
        <text:list-item>
          <text:p text:style-name="P183">Manipulando Arrays</text:p>
        </text:list-item>
        <text:list-item>
          <text:p text:style-name="P183">Contar elementos de um array</text:p>
        </text:list-item>
      </text:list>
      <text:p text:style-name="P98"/>
      <text:p text:style-name="P74"><text:span text:style-name="T18">console</text:span><text:span text:style-name="T24">.</text:span><text:span text:style-name="T27">log</text:span><text:span text:style-name="T24">([</text:span><text:span text:style-name="T29">"a"</text:span><text:span text:style-name="T24">, </text:span><text:span text:style-name="T29">"b"</text:span><text:span text:style-name="T24">, </text:span><text:span text:style-name="T29">"c"</text:span><text:span text:style-name="T24">].</text:span><text:span text:style-name="T18">length</text:span><text:span text:style-name="T24">)</text:span></text:p>
      <text:p text:style-name="P98"/>
      <text:list xml:id="list75602122983671" text:continue-list="list75602728862291" text:style-name="L27">
        <text:list-item>
          <text:p text:style-name="P161">Strings para arrays</text:p>
        </text:list-item>
      </text:list>
      <text:list xml:id="list3715194139" text:style-name="L37">
        <text:list-item>
          <text:p text:style-name="P184"><text:soft-page-break/>Manipulando Arrays</text:p>
        </text:list-item>
        <text:list-item>
          <text:p text:style-name="P184">Transformar uma cadeia de caracteres em elementos de um array</text:p>
        </text:list-item>
      </text:list>
      <text:p text:style-name="P104"/>
      <text:p text:style-name="P61"><text:span text:style-name="T31">let</text:span> <text:span text:style-name="T16">word</text:span> = <text:span text:style-name="T28">"nabucodonozor"</text:span></text:p>
      <text:p text:style-name="P73"><text:span text:style-name="T18">console</text:span><text:span text:style-name="T24">.</text:span><text:span text:style-name="T27">log</text:span><text:span text:style-name="T24">(</text:span><text:span text:style-name="T43">Array</text:span><text:span text:style-name="T24">.</text:span><text:span text:style-name="T27">from</text:span><text:span text:style-name="T24">(</text:span><text:span text:style-name="T18">word</text:span><text:span text:style-name="T24">))</text:span></text:p>
      <text:p text:style-name="P104"/>
      <text:list xml:id="list75600993853905" text:continue-list="list75602122983671" text:style-name="L27">
        <text:list-item>
          <text:p text:style-name="P161">Manipulandos arrays</text:p>
        </text:list-item>
      </text:list>
      <text:p text:style-name="P98"/>
      <text:p text:style-name="P50"><text:span text:style-name="T31">let</text:span> <text:span text:style-name="T16">techs</text:span> = [<text:span text:style-name="T28">"html"</text:span>, <text:span text:style-name="T28">"css"</text:span>, <text:span text:style-name="T28">"js"</text:span>]</text:p>
      <text:p text:style-name="P73"/>
      <text:p text:style-name="P82">//adicionar um item no fim</text:p>
      <text:p text:style-name="P53"><text:span text:style-name="T16">techs</text:span>.<text:span text:style-name="T25">push</text:span>(<text:span text:style-name="T28">"nodejs"</text:span>)</text:p>
      <text:p text:style-name="P82">//adicionar no começo</text:p>
      <text:p text:style-name="P53"><text:span text:style-name="T16">techs</text:span>.<text:span text:style-name="T25">unshift</text:span>(<text:span text:style-name="T28">"sql"</text:span>)</text:p>
      <text:p text:style-name="P82">//remover do fim</text:p>
      <text:p text:style-name="P53"><text:span text:style-name="T16">techs</text:span>.<text:span text:style-name="T25">pop</text:span>()</text:p>
      <text:p text:style-name="P82">//remover do começo</text:p>
      <text:p text:style-name="P53"><text:span text:style-name="T16">techs</text:span>.<text:span text:style-name="T25">shift</text:span>()</text:p>
      <text:p text:style-name="P82">//pegar somente alguns elementos do array</text:p>
      <text:p text:style-name="P53"><text:span text:style-name="T16">console</text:span>.<text:span text:style-name="T25">log</text:span>(<text:span text:style-name="T16">techs</text:span>.<text:span text:style-name="T25">slice</text:span>(<text:span text:style-name="T37">1</text:span>, <text:span text:style-name="T37">3</text:span>))</text:p>
      <text:p text:style-name="P82">//remover 1 ou mais items em qualquer posição do array</text:p>
      <text:p text:style-name="P53"><text:span text:style-name="T16">techs</text:span>.<text:span text:style-name="T25">splice</text:span>(<text:span text:style-name="T37">1</text:span>, <text:span text:style-name="T37">1</text:span>)</text:p>
      <text:p text:style-name="P82">// encontrar a posição de um elemento no array</text:p>
      <text:p text:style-name="P53"><text:span text:style-name="T31">let</text:span> <text:span text:style-name="T16">index</text:span> = <text:span text:style-name="T16">techs</text:span>.<text:span text:style-name="T25">indexOf</text:span>(<text:span text:style-name="T28">'html'</text:span>)</text:p>
      <text:p text:style-name="P53"><text:span text:style-name="T16">console</text:span>.<text:span text:style-name="T25">log</text:span>(<text:span text:style-name="T16">index</text:span>)</text:p>
      <text:p text:style-name="P53"><text:span text:style-name="T16">techs</text:span>.<text:span text:style-name="T25">splice</text:span>(<text:span text:style-name="T16">index</text:span>, <text:span text:style-name="T37">1</text:span>)</text:p>
      <text:p text:style-name="P53"><text:span text:style-name="T16">console</text:span>.<text:span text:style-name="T25">log</text:span>(<text:span text:style-name="T16">techs</text:span>)</text:p>
      <text:p text:style-name="P111"/>
      <text:p text:style-name="P119">Guias estelares</text:p>
      <text:p text:style-name="P37"><text:span text:style-name="T1">O guia estelar de </text:span><text:span text:style-name="T2">JavaScript</text:span></text:p>
      <text:p text:style-name="P109">Expressões e operadores</text:p>
      <text:list xml:id="list728202460" text:style-name="L38">
        <text:list-item>
          <text:p text:style-name="P160">Expressões e operadores</text:p>
        </text:list-item>
      </text:list>
      <text:p text:style-name="P97">Expressão é qualquer linha de código que resolve alguma coisa no JS. <text:span text:style-name="T58">Toda expressão pode o não terminar com ;</text:span></text:p>
      <text:p text:style-name="P97"/>
      <text:p text:style-name="P51"><text:span text:style-name="T31">let</text:span> <text:span text:style-name="T16">number</text:span> = <text:span text:style-name="T37">1</text:span> <text:span text:style-name="T35">// expressão</text:span></text:p>
      <text:p text:style-name="P53"><text:span text:style-name="T16">console</text:span>.<text:span text:style-name="T25">log</text:span>(<text:span text:style-name="T16">number</text:span> + <text:span text:style-name="T37">1</text:span>) <text:span text:style-name="T35">//operador binário</text:span></text:p>
      <text:p text:style-name="P53"><text:span text:style-name="T16">console</text:span>.<text:span text:style-name="T25">log</text:span>(++<text:span text:style-name="T16">number</text:span>) <text:span text:style-name="T35">// unário</text:span></text:p>
      <text:p text:style-name="P53"><text:span text:style-name="T16">console</text:span>.<text:span text:style-name="T25">log</text:span>(<text:span text:style-name="T31">typeof</text:span> <text:span text:style-name="T16">number</text:span>) <text:span text:style-name="T35">// unário</text:span></text:p>
      <text:p text:style-name="P53"><text:span text:style-name="T16">console</text:span>.<text:span text:style-name="T25">log</text:span>(<text:span text:style-name="T31">true</text:span> ? <text:span text:style-name="T28">'alo'</text:span> : <text:span text:style-name="T28">'nada'</text:span>) <text:span text:style-name="T35">// ternário</text:span></text:p>
      <text:p text:style-name="P97"/>
      <text:list xml:id="list75601293945134" text:continue-numbering="true" text:style-name="L38">
        <text:list-item>
          <text:p text:style-name="P160">New</text:p>
        </text:list-item>
      </text:list>
      <text:list xml:id="list130300583" text:style-name="L39">
        <text:list-item>
          <text:p text:style-name="P164">left-hand-side expression</text:p>
        </text:list-item>
        <text:list-item>
          <text:p text:style-name="P164">cria um novo objeto</text:p>
        </text:list-item>
        <text:list-item>
          <text:p text:style-name="P190"><text:span text:style-name="T55">defi</text:span><text:span text:style-name="T56">n</text:span><text:span text:style-name="T55">ição - exp</text:span><text:span text:style-name="T56">r</text:span><text:span text:style-name="T55">essão que serve para criar um novo objeto</text:span></text:p>
        </text:list-item>
      </text:list>
      <text:p text:style-name="P165"/>
      <text:p text:style-name="P62"><text:span text:style-name="T31">let</text:span> <text:span text:style-name="T16">name</text:span> = <text:span text:style-name="T31">new</text:span> <text:span text:style-name="T42">String</text:span>(<text:span text:style-name="T28">'Thiago'</text:span>)</text:p>
      <text:p text:style-name="P53"><text:span text:style-name="T16">name</text:span>.<text:span text:style-name="T16">surName</text:span> = <text:span text:style-name="T28">"Carlos"</text:span></text:p>
      <text:p text:style-name="P53"><text:span text:style-name="T31">let</text:span> <text:span text:style-name="T16">age</text:span> = <text:span text:style-name="T31">new</text:span> <text:span text:style-name="T42">Number</text:span>(<text:span text:style-name="T37">33</text:span>)</text:p>
      <text:p text:style-name="P53"><text:span text:style-name="T16">console</text:span>.<text:span text:style-name="T25">log</text:span>(<text:span text:style-name="T16">name</text:span>.<text:span text:style-name="T16">surName</text:span>, <text:span text:style-name="T16">age</text:span>)</text:p>
      <text:p text:style-name="P73"/>
      <text:p text:style-name="P53"><text:span text:style-name="T31">let</text:span> <text:span text:style-name="T16">date</text:span> = <text:span text:style-name="T31">new</text:span> <text:span text:style-name="T42">Date</text:span>(<text:span text:style-name="T28">'2021-05-03'</text:span>)</text:p>
      <text:p text:style-name="P73"><text:span text:style-name="T18">console</text:span><text:span text:style-name="T24">.</text:span><text:span text:style-name="T27">log</text:span><text:span text:style-name="T24">(</text:span><text:span text:style-name="T18">date</text:span><text:span text:style-name="T24">)</text:span></text:p>
      <text:p text:style-name="P165"/>
      <text:list xml:id="list75601804646078" text:continue-list="list75601293945134" text:style-name="L38">
        <text:list-item>
          <text:p text:style-name="P160">Typeof delete</text:p>
        </text:list-item>
      </text:list>
      <text:list xml:id="list2702950352" text:style-name="L40">
        <text:list-item>
          <text:p text:style-name="P166">Operadores unários</text:p>
          <text:list>
            <text:list-item>
              <text:p text:style-name="P166">typeof - define o tipo de objeto.</text:p>
            </text:list-item>
            <text:list-item>
              <text:p text:style-name="P166">delete - procura uma propriedade dentro de um objeto e vai deletar aquela propriedade de dentro do objeto.</text:p>
            </text:list-item>
          </text:list>
        </text:list-item>
      </text:list>
      <text:p text:style-name="P167"/>
      <text:p text:style-name="P63"><text:span text:style-name="T16">console</text:span>.<text:span text:style-name="T25">log</text:span>(<text:span text:style-name="T31">typeof</text:span> <text:span text:style-name="T28">"Thiago"</text:span>)</text:p>
      <text:p text:style-name="P53"><text:span text:style-name="T31">const</text:span> <text:span text:style-name="T40">person</text:span> = {</text:p>
      <text:p text:style-name="P53"><text:span text:style-name="T16"><text:tab/>name:</text:span> <text:span text:style-name="T28">'Carlos'</text:span>,</text:p>
      <text:p text:style-name="P53"><text:span text:style-name="T16"><text:tab/>age:</text:span> <text:span text:style-name="T37">33</text:span>,</text:p>
      <text:p text:style-name="P53">}</text:p>
      <text:p text:style-name="P53"><text:span text:style-name="T16">console</text:span>.<text:span text:style-name="T25">log</text:span>(<text:span text:style-name="T40">person</text:span>)</text:p>
      <text:p text:style-name="P53"><text:span text:style-name="T31">delete</text:span> <text:span text:style-name="T40">person</text:span>.<text:span text:style-name="T16">age</text:span></text:p>
      <text:p text:style-name="P73"><text:span text:style-name="T18">console</text:span><text:span text:style-name="T24">.</text:span><text:span text:style-name="T27">log</text:span><text:span text:style-name="T24">(</text:span><text:span text:style-name="T41">person</text:span><text:span text:style-name="T24">)</text:span></text:p>
      <text:p text:style-name="P167"/>
      <text:list xml:id="list75601859108724" text:continue-list="list75601804646078" text:style-name="L38">
        <text:list-item>
          <text:p text:style-name="P160">Operadores aritméticos</text:p>
        </text:list-item>
      </text:list>
      <text:p text:style-name="P83"/>
      <text:p text:style-name="P82">// multiplicação *</text:p>
      <text:p text:style-name="P53"><text:span text:style-name="T16">console</text:span>.<text:span text:style-name="T25">log</text:span>(<text:span text:style-name="T37">3</text:span> * <text:span text:style-name="T37">5</text:span>)</text:p>
      <text:p text:style-name="P53"><text:span text:style-name="T16">console</text:span>.<text:span text:style-name="T25">log</text:span>(<text:span text:style-name="T37">3.21</text:span> * <text:span text:style-name="T37">5.5</text:span>)</text:p>
      <text:p text:style-name="P82">// divisão /</text:p>
      <text:p text:style-name="P53"><text:span text:style-name="T16">console</text:span>.<text:span text:style-name="T25">log</text:span>(<text:span text:style-name="T37">12</text:span> / <text:span text:style-name="T37">2</text:span>)</text:p>
      <text:p text:style-name="P82">// soma +</text:p>
      <text:p text:style-name="P53"><text:span text:style-name="T16">console</text:span>.<text:span text:style-name="T25">log</text:span>(<text:span text:style-name="T37">34</text:span> + <text:span text:style-name="T37">67</text:span>)</text:p>
      <text:p text:style-name="P82"><text:soft-page-break/>// subtração -</text:p>
      <text:p text:style-name="P53"><text:span text:style-name="T16">console</text:span>.<text:span text:style-name="T25">log</text:span>(<text:span text:style-name="T37">34</text:span> - <text:span text:style-name="T37">23</text:span>)</text:p>
      <text:p text:style-name="P82">// resto da divisão %</text:p>
      <text:p text:style-name="P53"><text:span text:style-name="T31">let</text:span> <text:span text:style-name="T16">remainder</text:span></text:p>
      <text:p text:style-name="P53"><text:span text:style-name="T16">remainder</text:span> = <text:span text:style-name="T37">11</text:span> % <text:span text:style-name="T37">9</text:span></text:p>
      <text:p text:style-name="P53"><text:span text:style-name="T16">console</text:span>.<text:span text:style-name="T25">log</text:span>(<text:span text:style-name="T16">remainder</text:span>)</text:p>
      <text:p text:style-name="P82">// incremento ++</text:p>
      <text:p text:style-name="P53"><text:span text:style-name="T31">let</text:span> <text:span text:style-name="T16">increment</text:span> = <text:span text:style-name="T37">0</text:span></text:p>
      <text:p text:style-name="P53"><text:span text:style-name="T16">increment</text:span>++</text:p>
      <text:p text:style-name="P53"><text:span text:style-name="T16">increment</text:span>++</text:p>
      <text:p text:style-name="P53"><text:span text:style-name="T16">console</text:span>.<text:span text:style-name="T25">log</text:span>(<text:span text:style-name="T16">increment</text:span>)</text:p>
      <text:p text:style-name="P82">// descremento --</text:p>
      <text:p text:style-name="P53"><text:span text:style-name="T31">let</text:span> <text:span text:style-name="T16">decrement</text:span> = <text:span text:style-name="T37">0</text:span></text:p>
      <text:p text:style-name="P53"><text:span text:style-name="T16">decrement</text:span>--</text:p>
      <text:p text:style-name="P53"><text:span text:style-name="T16">console</text:span>.<text:span text:style-name="T25">log</text:span>(<text:span text:style-name="T16">decrement</text:span>)</text:p>
      <text:p text:style-name="P82">// exponencial **</text:p>
      <text:p text:style-name="P53"><text:span text:style-name="T16">console</text:span>.<text:span text:style-name="T25">log</text:span>(<text:span text:style-name="T37">3</text:span> ** <text:span text:style-name="T37">3</text:span>)</text:p>
      <text:p text:style-name="P96"/>
      <text:list xml:id="list75602460948271" text:continue-numbering="true" text:style-name="L38">
        <text:list-item>
          <text:p text:style-name="P160">Grouping operator</text:p>
        </text:list-item>
      </text:list>
      <text:p text:style-name="P96"/>
      <text:p text:style-name="P52"><text:span text:style-name="T31">let</text:span> <text:span text:style-name="T16">total</text:span> = <text:span text:style-name="T37">2</text:span> + <text:span text:style-name="T37">3</text:span> * <text:span text:style-name="T37">5</text:span></text:p>
      <text:p text:style-name="P53"><text:span text:style-name="T16">console</text:span>.<text:span text:style-name="T25">log</text:span>(<text:span text:style-name="T16">total</text:span>)</text:p>
      <text:p text:style-name="P53"><text:span text:style-name="T31">let</text:span> <text:span text:style-name="T16">total2</text:span> = ((<text:span text:style-name="T37">2</text:span> + <text:span text:style-name="T37">3</text:span>) * <text:span text:style-name="T37">5</text:span>)</text:p>
      <text:p text:style-name="P53"><text:span text:style-name="T16">console</text:span>.<text:span text:style-name="T25">log</text:span>(<text:span text:style-name="T16">total2</text:span>)</text:p>
      <text:p text:style-name="P96"/>
      <text:list xml:id="list75602009789883" text:continue-numbering="true" text:style-name="L38">
        <text:list-item>
          <text:p text:style-name="P160">Operadores de comparação igual a e diferente de</text:p>
        </text:list-item>
      </text:list>
      <text:list xml:id="list1449236452" text:style-name="L41">
        <text:list-item>
          <text:p text:style-name="P168">Operadores de comparação.</text:p>
        </text:list-item>
        <text:list-item>
          <text:p text:style-name="P168">Irá comparar valores e retornar um Boolean como resposta à comparação.</text:p>
        </text:list-item>
      </text:list>
      <text:p text:style-name="P169"/>
      <text:p text:style-name="P64"><text:span text:style-name="T31">let</text:span> <text:span text:style-name="T16">one</text:span> = <text:span text:style-name="T37">1</text:span></text:p>
      <text:p text:style-name="P53"><text:span text:style-name="T31">let</text:span> <text:span text:style-name="T16">two</text:span> = <text:span text:style-name="T37">2</text:span></text:p>
      <text:p text:style-name="P82">// igual a ==</text:p>
      <text:p text:style-name="P53"><text:span text:style-name="T16">console</text:span>.<text:span text:style-name="T25">log</text:span>( <text:span text:style-name="T16">two</text:span> == <text:span text:style-name="T37">1</text:span>)</text:p>
      <text:p text:style-name="P53"><text:span text:style-name="T16">console</text:span>.<text:span text:style-name="T25">log</text:span>( <text:span text:style-name="T16">one</text:span> == <text:span text:style-name="T28">"1"</text:span>)</text:p>
      <text:p text:style-name="P82">// diferente de !=</text:p>
      <text:p text:style-name="P53"><text:span text:style-name="T16">console</text:span>.<text:span text:style-name="T25">log</text:span>(<text:span text:style-name="T16">one</text:span> != <text:span text:style-name="T16">two</text:span>)</text:p>
      <text:p text:style-name="P53"><text:span text:style-name="T16">console</text:span>.<text:span text:style-name="T25">log</text:span>(<text:span text:style-name="T16">one</text:span> != <text:span text:style-name="T37">1</text:span>)</text:p>
      <text:p text:style-name="P73"><text:span text:style-name="T18">console</text:span><text:span text:style-name="T24">.</text:span><text:span text:style-name="T27">log</text:span><text:span text:style-name="T24">(</text:span><text:span text:style-name="T18">one</text:span><text:span text:style-name="T24"> != </text:span><text:span text:style-name="T29">"1"</text:span><text:span text:style-name="T24">)</text:span></text:p>
      <text:p text:style-name="P169"/>
      <text:list xml:id="list75602091418468" text:continue-list="list75602009789883" text:style-name="L38">
        <text:list-item>
          <text:p text:style-name="P160">Operadores de comparação estritamente igual e estritamente diferente</text:p>
        </text:list-item>
      </text:list>
      <text:list xml:id="list3952442532" text:style-name="L42">
        <text:list-item>
          <text:p text:style-name="P170">Operadores de comparação.</text:p>
        </text:list-item>
        <text:list-item>
          <text:p text:style-name="P170">Irá comparar não apenas os valores, mas também o tipo da variável e retornar um Boolean como resposta à comparação.</text:p>
        </text:list-item>
      </text:list>
      <text:p text:style-name="P171"/>
      <text:p text:style-name="P65"><text:span text:style-name="T31">let</text:span> <text:span text:style-name="T16">one</text:span> = <text:span text:style-name="T37">1</text:span></text:p>
      <text:p text:style-name="P53"><text:span text:style-name="T31">let</text:span> <text:span text:style-name="T16">two</text:span> = <text:span text:style-name="T37">2</text:span></text:p>
      <text:p text:style-name="P82">// estritamente igual a ==</text:p>
      <text:p text:style-name="P53"><text:span text:style-name="T16">console</text:span>.<text:span text:style-name="T25">log</text:span>( <text:span text:style-name="T16">one</text:span> === <text:span text:style-name="T37">1</text:span>)</text:p>
      <text:p text:style-name="P53"><text:span text:style-name="T16">console</text:span>.<text:span text:style-name="T25">log</text:span>( <text:span text:style-name="T16">one</text:span> === <text:span text:style-name="T28">"1"</text:span>)</text:p>
      <text:p text:style-name="P82"><text:soft-page-break/>// estritamente diferente de !=</text:p>
      <text:p text:style-name="P53"><text:span text:style-name="T16">console</text:span>.<text:span text:style-name="T25">log</text:span>(<text:span text:style-name="T16">two</text:span> !== <text:span text:style-name="T28">"2"</text:span>)</text:p>
      <text:p text:style-name="P73"><text:span text:style-name="T18">console</text:span><text:span text:style-name="T24">.</text:span><text:span text:style-name="T27">log</text:span><text:span text:style-name="T24">(</text:span><text:span text:style-name="T18">two</text:span><text:span text:style-name="T24"> !== </text:span><text:span text:style-name="T38">2</text:span><text:span text:style-name="T24">)</text:span></text:p>
      <text:p text:style-name="P171"/>
      <text:list xml:id="list75600881697392" text:continue-list="list75602091418468" text:style-name="L38">
        <text:list-item>
          <text:p text:style-name="P160">Operadores de comparação maio<text:span text:style-name="T59">r</text:span> e menor(igual)</text:p>
        </text:list-item>
      </text:list>
      <text:list xml:id="list1736909863" text:style-name="L43">
        <text:list-item>
          <text:p text:style-name="P191"><text:span text:style-name="T55">Operadores de comparação</text:span></text:p>
        </text:list-item>
        <text:list-item>
          <text:p text:style-name="P191"><text:span text:style-name="T55">Irá comparar não apenas os valores e retornar um Boolean como resposta à comparação.</text:span></text:p>
        </text:list-item>
      </text:list>
      <text:p text:style-name="P192"><text:span text:style-name="T55"/></text:p>
      <text:p text:style-name="P196"><text:span text:style-name="T31">let</text:span> <text:span text:style-name="T16">one</text:span> = <text:span text:style-name="T37">1</text:span></text:p>
      <text:p text:style-name="P53"><text:span text:style-name="T31">let</text:span> <text:span text:style-name="T16">two</text:span> = <text:span text:style-name="T37">2</text:span></text:p>
      <text:p text:style-name="P82">// &gt; Maior que</text:p>
      <text:p text:style-name="P53"><text:span text:style-name="T16">console</text:span>.<text:span text:style-name="T25">log</text:span>(<text:span text:style-name="T16">one</text:span> &gt; <text:span text:style-name="T16">two</text:span>)</text:p>
      <text:p text:style-name="P82">// &gt;= Maior igual a </text:p>
      <text:p text:style-name="P53"><text:span text:style-name="T16">console</text:span>.<text:span text:style-name="T25">log</text:span>(<text:span text:style-name="T16">one</text:span> &gt;= <text:span text:style-name="T37">1</text:span>)</text:p>
      <text:p text:style-name="P53"><text:span text:style-name="T16">console</text:span>.<text:span text:style-name="T25">log</text:span>(<text:span text:style-name="T16">two</text:span> &gt;= <text:span text:style-name="T37">1</text:span>)</text:p>
      <text:p text:style-name="P82">// &lt; Menor que</text:p>
      <text:p text:style-name="P53"><text:span text:style-name="T16">console</text:span>.<text:span text:style-name="T25">log</text:span>(<text:span text:style-name="T16">one</text:span> &lt; <text:span text:style-name="T16">two</text:span>)</text:p>
      <text:p text:style-name="P82">// Menor igual a</text:p>
      <text:p text:style-name="P53"><text:span text:style-name="T16">console</text:span>.<text:span text:style-name="T25">log</text:span>(<text:span text:style-name="T16">one</text:span> &lt;= <text:span text:style-name="T16">two</text:span>)</text:p>
      <text:p text:style-name="P53"><text:span text:style-name="T16">console</text:span>.<text:span text:style-name="T25">log</text:span>(<text:span text:style-name="T16">one</text:span> &lt;= <text:span text:style-name="T37">1</text:span>)</text:p>
      <text:p text:style-name="P73"><text:span text:style-name="T18">console</text:span><text:span text:style-name="T24">.</text:span><text:span text:style-name="T27">log</text:span><text:span text:style-name="T24">(</text:span><text:span text:style-name="T18">one</text:span><text:span text:style-name="T24"> &lt;= </text:span><text:span text:style-name="T38">0</text:span><text:span text:style-name="T24">)</text:span></text:p>
      <text:p text:style-name="P192"><text:span text:style-name="T55"/></text:p>
      <text:list xml:id="list75602497894371" text:continue-list="list75600881697392" text:style-name="L38">
        <text:list-item>
          <text:p text:style-name="P160"><text:span text:style-name="T59">O</text:span>peradores de atribuição</text:p>
        </text:list-item>
      </text:list>
      <text:p text:style-name="P96"/>
      <text:p text:style-name="P200">// Operadores de atribuição (Assignment)</text:p>
      <text:p text:style-name="P53"><text:span text:style-name="T31">let</text:span> <text:span text:style-name="T16">x</text:span></text:p>
      <text:p text:style-name="P82">// assignment</text:p>
      <text:p text:style-name="P53"><text:span text:style-name="T16">x</text:span> = <text:span text:style-name="T37">1</text:span></text:p>
      <text:p text:style-name="P82">// addition assignment</text:p>
      <text:p text:style-name="P82">//x = x + 2</text:p>
      <text:p text:style-name="P53"><text:span text:style-name="T16">x</text:span> += <text:span text:style-name="T37">2</text:span></text:p>
      <text:p text:style-name="P53"><text:span text:style-name="T16">console</text:span>.<text:span text:style-name="T25">log</text:span>(<text:span text:style-name="T16">x</text:span>)</text:p>
      <text:p text:style-name="P82">// subtraction assignment</text:p>
      <text:p text:style-name="P82">// x = x -1</text:p>
      <text:p text:style-name="P53"><text:span text:style-name="T16">x</text:span> -= <text:span text:style-name="T37">1</text:span></text:p>
      <text:p text:style-name="P53"><text:span text:style-name="T16">console</text:span>.<text:span text:style-name="T25">log</text:span>(<text:span text:style-name="T16">x</text:span>)</text:p>
      <text:p text:style-name="P82">// multiplication assignment</text:p>
      <text:p text:style-name="P82">// x = x * 2</text:p>
      <text:p text:style-name="P53"><text:span text:style-name="T16">x</text:span> *= <text:span text:style-name="T37">2</text:span></text:p>
      <text:p text:style-name="P53"><text:span text:style-name="T16">console</text:span>.<text:span text:style-name="T25">log</text:span>(<text:span text:style-name="T16">x</text:span>)</text:p>
      <text:p text:style-name="P82">// division assignment</text:p>
      <text:p text:style-name="P82">// x = x / 2</text:p>
      <text:p text:style-name="P53"><text:span text:style-name="T16">x</text:span> /= <text:span text:style-name="T37">2</text:span></text:p>
      <text:p text:style-name="P53"><text:span text:style-name="T16">console</text:span>.<text:span text:style-name="T25">log</text:span>(<text:span text:style-name="T16">x</text:span>)</text:p>
      <text:p text:style-name="P82">// remainder, exponetiation</text:p>
      <text:p text:style-name="P53"><text:span text:style-name="T16">x</text:span> %= <text:span text:style-name="T37">2</text:span></text:p>
      <text:p text:style-name="P53"><text:span text:style-name="T16">console</text:span>.<text:span text:style-name="T25">log</text:span>(<text:span text:style-name="T16">x</text:span>)</text:p>
      <text:p text:style-name="P53"><text:span text:style-name="T16">x</text:span> **= <text:span text:style-name="T37">2</text:span></text:p>
      <text:p text:style-name="P53"><text:span text:style-name="T16">console</text:span>.<text:span text:style-name="T25">log</text:span>(<text:span text:style-name="T16">x</text:span>)</text:p>
      <text:p text:style-name="P96"/>
      <text:list xml:id="list75601167104662" text:continue-numbering="true" text:style-name="L38">
        <text:list-item>
          <text:p text:style-name="P160"><text:soft-page-break/>Operadores lógicos</text:p>
        </text:list-item>
      </text:list>
      <text:list xml:id="list3609835119" text:style-name="L44">
        <text:list-item>
          <text:p text:style-name="P193"><text:span text:style-name="T55">Operadores lógicos (logial operators)</text:span></text:p>
        </text:list-item>
        <text:list-item>
          <text:p text:style-name="P193"><text:span text:style-name="T55">2 valores booleanos, quando verificados, resultará em verdadeiro ou falso.</text:span></text:p>
        </text:list-item>
      </text:list>
      <text:p text:style-name="P194"><text:span text:style-name="T55"/></text:p>
      <text:p text:style-name="P197"><text:span text:style-name="T31">let</text:span> <text:span text:style-name="T16">pao</text:span> = <text:span text:style-name="T31">true</text:span></text:p>
      <text:p text:style-name="P53"><text:span text:style-name="T31">let</text:span> <text:span text:style-name="T16">queijo</text:span> = <text:span text:style-name="T31">true</text:span></text:p>
      <text:p text:style-name="P82">// AND &amp;&amp;</text:p>
      <text:p text:style-name="P53"><text:span text:style-name="T16">console</text:span>.<text:span text:style-name="T25">log</text:span>(<text:span text:style-name="T16">pao</text:span> &amp;&amp; <text:span text:style-name="T16">queijo</text:span>)</text:p>
      <text:p text:style-name="P82">// OR ||</text:p>
      <text:p text:style-name="P53"><text:span text:style-name="T16">console</text:span>.<text:span text:style-name="T25">log</text:span>(<text:span text:style-name="T16">pao</text:span> || <text:span text:style-name="T16">queijo</text:span>)</text:p>
      <text:p text:style-name="P82">// NOT !</text:p>
      <text:p text:style-name="P73"><text:span text:style-name="T18">console</text:span><text:span text:style-name="T24">.</text:span><text:span text:style-name="T27">log</text:span><text:span text:style-name="T24">(!</text:span><text:span text:style-name="T18">pao</text:span><text:span text:style-name="T24">)</text:span></text:p>
      <text:p text:style-name="P194"><text:span text:style-name="T55"/></text:p>
      <text:list xml:id="list75601769670464" text:continue-list="list75601167104662" text:style-name="L38">
        <text:list-item>
          <text:p text:style-name="P160">Operadoes condicional ternário</text:p>
        </text:list-item>
      </text:list>
      <text:p text:style-name="P96">Operador Condicional (Ternário)</text:p>
      <text:p text:style-name="P96">Dependendo da condição, nós recebemos valores diferentes</text:p>
      <text:p text:style-name="P96">Condição então valor 1 se não valor 2</text:p>
      <text:p text:style-name="P173">condition ? value1 : value2</text:p>
      <text:p text:style-name="P173">Exemplos:</text:p>
      <text:p text:style-name="P96">Café da manhã top</text:p>
      <text:p text:style-name="P96"/>
      <text:p text:style-name="P52"><text:span text:style-name="T31">let</text:span> <text:span text:style-name="T16">pao</text:span> = <text:span text:style-name="T31">false</text:span></text:p>
      <text:p text:style-name="P53"><text:span text:style-name="T31">let</text:span> <text:span text:style-name="T16">queijo</text:span> = <text:span text:style-name="T31">false</text:span></text:p>
      <text:p text:style-name="P53"><text:span text:style-name="T31">const</text:span> <text:span text:style-name="T40">niceBreakfast</text:span> = <text:span text:style-name="T16">pao</text:span> &amp;&amp; <text:span text:style-name="T16">queijo</text:span> ? <text:span text:style-name="T28">"Café top"</text:span> : <text:span text:style-name="T28">"Café ruim"</text:span></text:p>
      <text:p text:style-name="P53"><text:span text:style-name="T16">console</text:span>.<text:span text:style-name="T25">log</text:span>(<text:span text:style-name="T40">niceBreakfast</text:span>)</text:p>
      <text:p text:style-name="P53"><text:span text:style-name="T31">const</text:span> <text:span text:style-name="T40">niceBreakfast2</text:span> = <text:span text:style-name="T16">pao</text:span> || <text:span text:style-name="T16">queijo</text:span> ? <text:span text:style-name="T28">"Café top"</text:span> : <text:span text:style-name="T28">"Café ruim"</text:span></text:p>
      <text:p text:style-name="P53"><text:span text:style-name="T16">console</text:span>.<text:span text:style-name="T25">log</text:span>(<text:span text:style-name="T40">niceBreakfast2</text:span>)</text:p>
      <text:p text:style-name="P82">// Maior 18</text:p>
      <text:p text:style-name="P53"><text:span text:style-name="T31">let</text:span> <text:span text:style-name="T16">age</text:span> = <text:span text:style-name="T37">18</text:span></text:p>
      <text:p text:style-name="P53"><text:span text:style-name="T31">const</text:span> <text:span text:style-name="T40">canDrive</text:span> = <text:span text:style-name="T16">age</text:span> &gt;= <text:span text:style-name="T37">18</text:span> ? <text:span text:style-name="T28">"Can Drive"</text:span> : <text:span text:style-name="T28">"Can't Drive"</text:span></text:p>
      <text:p text:style-name="P53"><text:span text:style-name="T16">console</text:span>.<text:span text:style-name="T25">log</text:span>(<text:span text:style-name="T40">canDrive</text:span>)</text:p>
      <text:p text:style-name="P96"/>
      <text:list xml:id="list75600814218064" text:continue-numbering="true" text:style-name="L38">
        <text:list-item>
          <text:p text:style-name="P160">Operadores para string</text:p>
        </text:list-item>
      </text:list>
      <text:p text:style-name="P96"/>
      <text:p text:style-name="P200">// Operador de String (String operator)</text:p>
      <text:p text:style-name="P82">// comparison (comparação)</text:p>
      <text:p text:style-name="P73"><text:span text:style-name="T18">console</text:span><text:span text:style-name="T24">.</text:span><text:span text:style-name="T27">log</text:span><text:span text:style-name="T24"> (</text:span><text:span text:style-name="T29">'a'</text:span><text:span text:style-name="T24"> == </text:span><text:span text:style-name="T29">'b'</text:span><text:span text:style-name="T24">)</text:span></text:p>
      <text:p text:style-name="P82">// concatenation (concatenação)</text:p>
      <text:p text:style-name="P82">// Retorna a união de duas Strings</text:p>
      <text:p text:style-name="P53"><text:span text:style-name="T31">let</text:span> <text:span text:style-name="T16">alpha</text:span> = <text:span text:style-name="T28">'alpha'</text:span></text:p>
      <text:p text:style-name="P53"><text:span text:style-name="T16">alpha</text:span> += <text:span text:style-name="T28">'bet'</text:span></text:p>
      <text:p text:style-name="P53"><text:span text:style-name="T16">console</text:span>.<text:span text:style-name="T25">log</text:span>(<text:span text:style-name="T16">alpha</text:span> + <text:span text:style-name="T37">345</text:span>)</text:p>
      <text:p text:style-name="P96"/>
      <text:list xml:id="list75601767596991" text:continue-numbering="true" text:style-name="L38">
        <text:list-item>
          <text:p text:style-name="P160">Falsy e truthy</text:p>
        </text:list-item>
      </text:list>
      <text:p text:style-name="P96"/>
      <text:p text:style-name="P200">// Type conversion (typecastinh) vs Type coersion</text:p>
      <text:p text:style-name="P53"><text:span text:style-name="T16">console</text:span>.<text:span text:style-name="T25">log</text:span>(<text:span text:style-name="T28">'9'</text:span> + <text:span text:style-name="T37">5</text:span>)</text:p>
      <text:p text:style-name="P82">/*</text:p>
      <text:p text:style-name="P82">FALSY</text:p>
      <text:p text:style-name="P73"><text:soft-page-break/><text:span text:style-name="T36">Quando um valor é considerado false em contextos onde um booleano é obrigatório (condicionais e loops)</text:span></text:p>
      <text:p text:style-name="P82">false</text:p>
      <text:p text:style-name="P82">0</text:p>
      <text:p text:style-name="P82">-0</text:p>
      <text:p text:style-name="P82">""</text:p>
      <text:p text:style-name="P82">null</text:p>
      <text:p text:style-name="P82">undefined</text:p>
      <text:p text:style-name="P82">NaN</text:p>
      <text:p text:style-name="P82">*/</text:p>
      <text:p text:style-name="P53"><text:span text:style-name="T16">console</text:span>.<text:span text:style-name="T25">log</text:span>(<text:span text:style-name="T16">NaN</text:span> ? <text:span text:style-name="T28">"verdadeiro"</text:span> : <text:span text:style-name="T28">"falso"</text:span>)</text:p>
      <text:p text:style-name="P82">/*</text:p>
      <text:p text:style-name="P82">TRUTHY</text:p>
      <text:p text:style-name="P73"><text:span text:style-name="T36">Quando um valor é considerado true em contextos onde um booleano é obrigatório (condicionais e loops)</text:span></text:p>
      <text:p text:style-name="P82">true</text:p>
      <text:p text:style-name="P82">{}</text:p>
      <text:p text:style-name="P82">[]</text:p>
      <text:p text:style-name="P82">1</text:p>
      <text:p text:style-name="P82">3.23</text:p>
      <text:p text:style-name="P82">"0"</text:p>
      <text:p text:style-name="P82">"false"</text:p>
      <text:p text:style-name="P82">-1</text:p>
      <text:p text:style-name="P82">Infinity</text:p>
      <text:p text:style-name="P82">-Infinity</text:p>
      <text:p text:style-name="P82">*/</text:p>
      <text:p text:style-name="P53"><text:span text:style-name="T16">console</text:span>.<text:span text:style-name="T25">log</text:span>(<text:span text:style-name="T28">"false"</text:span> ? <text:span text:style-name="T28">"verdadeiro"</text:span> : <text:span text:style-name="T28">"falso"</text:span>)</text:p>
      <text:p text:style-name="P96"/>
      <text:list xml:id="list75601526618963" text:continue-numbering="true" text:style-name="L38">
        <text:list-item>
          <text:p text:style-name="P160">Procedência dos operadores</text:p>
        </text:list-item>
      </text:list>
      <text:p text:style-name="P200">/* Operator precedence</text:p>
      <text:p text:style-name="P82">Precedência de operadores</text:p>
      <text:p text:style-name="P73"/>
      <text:p text:style-name="P82">* grouping ( )</text:p>
      <text:p text:style-name="P82">* negação e incremento ! ++ --</text:p>
      <text:p text:style-name="P82">* multiplicação e divisão * /</text:p>
      <text:p text:style-name="P82">* adição e subtração + -</text:p>
      <text:p text:style-name="P82">* relacional &lt; &lt;= &gt; &gt;=</text:p>
      <text:p text:style-name="P82">* igualdade == != === !==</text:p>
      <text:p text:style-name="P82">* AND &amp;&amp;</text:p>
      <text:p text:style-name="P82">* OR ||</text:p>
      <text:p text:style-name="P82">* condicional ?:</text:p>
      <text:p text:style-name="P82">* assignment (atribuição) = += -= *=</text:p>
      <text:p text:style-name="P82">*/</text:p>
      <text:p text:style-name="P53"><text:span text:style-name="T16">console</text:span>.<text:span text:style-name="T25">log</text:span>( <text:span text:style-name="T37">2</text:span> + <text:span text:style-name="T37">5</text:span> * <text:span text:style-name="T37">10</text:span>)</text:p>
      <text:p text:style-name="P53"><text:span text:style-name="T16">console</text:span>.<text:span text:style-name="T25">log</text:span>(( <text:span text:style-name="T37">2</text:span> + <text:span text:style-name="T37">5</text:span> ) * <text:span text:style-name="T37">10</text:span>)</text:p>
      <text:p text:style-name="P53"><text:span text:style-name="T16">console</text:span>.<text:span text:style-name="T25">log</text:span>( <text:span text:style-name="T37">3</text:span> &gt; <text:span text:style-name="T37">2</text:span> &gt; <text:span text:style-name="T37">1</text:span>)</text:p>
      <text:p text:style-name="P53"><text:span text:style-name="T16">console</text:span>.<text:span text:style-name="T25">log</text:span>( <text:span text:style-name="T37">3</text:span> &gt; ( <text:span text:style-name="T37">2</text:span> &gt; <text:span text:style-name="T37">1</text:span>))</text:p>
      <text:p text:style-name="P53"><text:span text:style-name="T16">console</text:span>.<text:span text:style-name="T25">log</text:span>( <text:span text:style-name="T37">3</text:span> &gt; <text:span text:style-name="T37">2</text:span> &amp;&amp; <text:span text:style-name="T37">2</text:span> &gt; <text:span text:style-name="T37">1</text:span>)</text:p>
      <text:p text:style-name="P174"/>
      <text:p text:style-name="P203">Guias estelares</text:p>
      <text:p text:style-name="P202"><text:span text:style-name="T1">O guia estelar de </text:span><text:span text:style-name="T2">JavaScript</text:span></text:p>
      <text:p text:style-name="P186">Condicionais e controle de fluxo</text:p>
      <text:list xml:id="list2668757111" text:style-name="L45">
        <text:list-item>
          <text:p text:style-name="P162">Controle de fluxo da aplicação</text:p>
        </text:list-item>
      </text:list>
      <text:p text:style-name="P185"/>
      <text:list xml:id="list75601370145202" text:continue-numbering="true" text:style-name="L45">
        <text:list-item>
          <text:p text:style-name="P162">If e Else</text:p>
        </text:list-item>
      </text:list>
      <text:p text:style-name="P185"/>
      <text:list xml:id="list75601658249476" text:continue-numbering="true" text:style-name="L45">
        <text:list-item>
          <text:p text:style-name="P162">Switch</text:p>
        </text:list-item>
      </text:list>
      <text:p text:style-name="P185"/>
      <text:list xml:id="list75601267335990" text:continue-numbering="true" text:style-name="L45">
        <text:list-item>
          <text:p text:style-name="P162">Throw e try/Catch</text:p>
        </text:list-item>
      </text:list>
      <text:p text:style-name="P1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5-05T07:56:00.354967857</dc:date>
    <meta:editing-duration>PT4H35M38S</meta:editing-duration>
    <meta:editing-cycles>29</meta:editing-cycles>
    <meta:generator>LibreOffice/6.1.5.2$Linux_X86_64 LibreOffice_project/10$Build-2</meta:generator>
    <meta:document-statistic meta:table-count="0" meta:image-count="0" meta:object-count="0" meta:page-count="22" meta:paragraph-count="791" meta:word-count="3345" meta:character-count="20558" meta:non-whitespace-character-count="18146"/>
  </office:meta>
</office:document-meta>
</file>